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Standard">
      <style:paragraph-properties fo:margin-top="0in" fo:margin-bottom="0in" loext:contextual-spacing="false" fo:line-height="100%" fo:orphans="0" fo:widows="0"/>
    </style:style>
    <style:style style:name="P2" style:family="paragraph" style:parent-style-name="Standard">
      <style:paragraph-properties fo:margin-top="0in" fo:margin-bottom="0in" loext:contextual-spacing="false" fo:line-height="100%" fo:text-align="justify" style:justify-single-word="false"/>
    </style:style>
    <style:style style:name="P3" style:family="paragraph" style:parent-style-name="Standard">
      <style:paragraph-properties fo:margin-top="0in" fo:margin-bottom="0in" loext:contextual-spacing="false" fo:line-height="100%" fo:text-align="justify" style:justify-single-word="false"/>
      <style:text-properties fo:color="#000000" fo:font-size="12pt" fo:language="es" fo:country="ES" style:font-name-asian="Calibri1" style:font-size-asian="12pt" style:font-name-complex="Times New Roman1" style:font-size-complex="12pt"/>
    </style:style>
    <style:style style:name="P4" style:family="paragraph" style:parent-style-name="List_20_Paragraph" style:list-style-name="WWNum39"/>
    <style:style style:name="P5" style:family="paragraph" style:parent-style-name="List_20_Paragraph" style:list-style-name="WWNum44">
      <style:paragraph-properties fo:margin-top="0in" fo:margin-bottom="0in" loext:contextual-spacing="true" fo:line-height="90%" fo:orphans="0" fo:widows="0"/>
    </style:style>
    <style:style style:name="P6" style:family="paragraph" style:parent-style-name="List_20_Paragraph" style:list-style-name="WWNum41">
      <style:paragraph-properties fo:margin-top="0in" fo:margin-bottom="0in" loext:contextual-spacing="true" fo:line-height="100%" fo:text-align="justify" style:justify-single-word="false"/>
    </style:style>
    <style:style style:name="P7" style:family="paragraph" style:parent-style-name="Footer">
      <style:paragraph-properties fo:padding="0in" fo:border="none"/>
    </style:style>
    <style:style style:name="P8" style:family="paragraph" style:parent-style-name="Footer">
      <style:paragraph-properties fo:margin-left="0in" fo:margin-right="0.25in" fo:text-indent="0in" style:auto-text-indent="false"/>
    </style:style>
    <style:style style:name="P9" style:family="paragraph" style:parent-style-name="No_20_Spacing">
      <style:paragraph-properties fo:text-align="center" style:justify-single-word="false"/>
    </style:style>
    <style:style style:name="P10" style:family="paragraph" style:parent-style-name="No_20_Spacing">
      <style:text-properties fo:font-size="12pt" fo:language="es" fo:country="CO" style:font-size-asian="12pt" style:font-size-complex="12pt"/>
    </style:style>
    <style:style style:name="P11" style:family="paragraph" style:parent-style-name="No_20_Spacing">
      <style:paragraph-properties fo:line-height="90%"/>
      <style:text-properties fo:font-size="12pt" fo:language="es" fo:country="CO" style:font-size-asian="12pt" style:font-size-complex="12pt"/>
    </style:style>
    <style:style style:name="P12" style:family="paragraph" style:parent-style-name="No_20_Spacing">
      <style:paragraph-properties fo:text-align="justify" style:justify-single-word="false"/>
      <style:text-properties fo:font-size="12pt" fo:language="es" fo:country="CO" style:font-size-asian="12pt" style:font-size-complex="12pt"/>
    </style:style>
    <style:style style:name="P13" style:family="paragraph" style:parent-style-name="No_20_Spacing">
      <style:paragraph-properties fo:text-align="justify" style:justify-single-word="false"/>
      <style:text-properties fo:font-size="12pt" fo:language="es" fo:country="CO" style:font-size-asian="12pt" style:font-size-complex="12pt" fo:background-color="#ffff00"/>
    </style:style>
    <style:style style:name="P14" style:family="paragraph" style:parent-style-name="No_20_Spacing">
      <style:text-properties fo:font-size="12pt" fo:language="es" fo:country="CO" style:font-size-asian="12pt" style:font-name-complex="Times New Roman1" style:font-size-complex="12pt"/>
    </style:style>
    <style:style style:name="P15" style:family="paragraph" style:parent-style-name="No_20_Spacing">
      <style:paragraph-properties fo:text-align="justify" style:justify-single-word="false"/>
      <style:text-properties fo:font-size="12pt" fo:language="es" fo:country="CO" style:font-size-asian="12pt" style:font-name-complex="Times New Roman1" style:font-size-complex="12pt"/>
    </style:style>
    <style:style style:name="P16" style:family="paragraph" style:parent-style-name="No_20_Spacing">
      <style:text-properties fo:font-size="12pt" fo:language="es" fo:country="CO" fo:font-weight="bold" style:font-size-asian="12pt" style:font-weight-asian="bold" style:font-size-complex="12pt"/>
    </style:style>
    <style:style style:name="P17" style:family="paragraph" style:parent-style-name="No_20_Spacing">
      <style:paragraph-properties fo:line-height="90%"/>
      <style:text-properties fo:font-size="12pt" fo:language="es" fo:country="CO" fo:font-weight="bold" style:font-size-asian="12pt" style:font-weight-asian="bold" style:font-size-complex="12pt"/>
    </style:style>
    <style:style style:name="P18" style:family="paragraph" style:parent-style-name="No_20_Spacing">
      <style:text-properties fo:font-size="12pt" fo:language="es" fo:country="CO" fo:font-weight="bold" style:font-size-asian="12pt" style:font-weight-asian="bold" style:font-size-complex="12pt" fo:background-color="#00ffff"/>
    </style:style>
    <style:style style:name="P19" style:family="paragraph" style:parent-style-name="No_20_Spacing">
      <style:paragraph-properties fo:text-align="justify" style:justify-single-word="false"/>
      <style:text-properties fo:font-size="12pt" fo:language="es" fo:country="CO" fo:font-weight="bold" style:font-size-asian="12pt" style:font-weight-asian="bold" style:font-size-complex="12pt" fo:background-color="#ffff00"/>
    </style:style>
    <style:style style:name="P20" style:family="paragraph" style:parent-style-name="No_20_Spacing">
      <style:text-properties fo:font-size="12pt" fo:language="es" fo:country="ES" fo:font-weight="bold" style:font-size-asian="12pt" style:font-weight-asian="bold" style:font-size-complex="12pt"/>
    </style:style>
    <style:style style:name="P21" style:family="paragraph" style:parent-style-name="No_20_Spacing">
      <style:paragraph-properties fo:line-height="90%"/>
      <style:text-properties fo:font-size="12pt" fo:language="es" fo:country="ES" fo:font-weight="bold" style:font-size-asian="12pt" style:font-weight-asian="bold" style:font-size-complex="12pt"/>
    </style:style>
    <style:style style:name="P22" style:family="paragraph" style:parent-style-name="No_20_Spacing">
      <style:paragraph-properties fo:text-align="justify" style:justify-single-word="false"/>
      <style:text-properties fo:font-size="12pt" fo:language="es" fo:country="ES" fo:font-weight="bold" style:font-size-asian="12pt" style:font-weight-asian="bold" style:font-size-complex="12pt"/>
    </style:style>
    <style:style style:name="P23" style:family="paragraph" style:parent-style-name="No_20_Spacing">
      <style:text-properties fo:font-size="12pt" fo:language="es" fo:country="ES" style:font-size-asian="12pt" style:font-name-complex="Arial1" style:font-size-complex="12pt"/>
    </style:style>
    <style:style style:name="P24" style:family="paragraph" style:parent-style-name="No_20_Spacing">
      <style:paragraph-properties fo:text-align="justify" style:justify-single-word="false"/>
      <style:text-properties fo:font-size="12pt" fo:language="es" fo:country="ES" style:font-size-asian="12pt" style:font-name-complex="Arial1" style:font-size-complex="12pt"/>
    </style:style>
    <style:style style:name="P25" style:family="paragraph" style:parent-style-name="No_20_Spacing">
      <style:text-properties fo:font-size="12pt" fo:language="es" fo:country="ES" style:font-size-asian="12pt" style:font-size-complex="12pt"/>
    </style:style>
    <style:style style:name="P26" style:family="paragraph" style:parent-style-name="No_20_Spacing">
      <style:paragraph-properties fo:text-align="justify" style:justify-single-word="false"/>
      <style:text-properties fo:font-size="12pt" fo:language="es" fo:country="ES" style:font-size-asian="12pt" style:font-size-complex="12pt"/>
    </style:style>
    <style:style style:name="P27" style:family="paragraph" style:parent-style-name="No_20_Spacing" style:list-style-name="WWNum6">
      <style:paragraph-properties fo:text-align="justify" style:justify-single-word="false"/>
      <style:text-properties fo:font-size="12pt" fo:language="es" fo:country="ES" style:font-size-asian="12pt" style:font-size-complex="12pt"/>
    </style:style>
    <style:style style:name="P28" style:family="paragraph" style:parent-style-name="No_20_Spacing" style:list-style-name="WWNum5">
      <style:text-properties fo:font-size="12pt" fo:language="es" fo:country="ES" style:font-size-asian="12pt" style:font-size-complex="12pt"/>
    </style:style>
    <style:style style:name="P29" style:family="paragraph" style:parent-style-name="No_20_Spacing">
      <style:text-properties fo:font-size="12pt" style:rfc-language-tag="es-ES-u-co-trad" fo:language="es" fo:country="ES" fo:font-weight="bold" style:font-size-asian="12pt" style:font-weight-asian="bold" style:font-size-complex="12pt"/>
    </style:style>
    <style:style style:name="P30" style:family="paragraph" style:parent-style-name="No_20_Spacing">
      <style:text-properties fo:font-size="12pt" fo:language="es" fo:country="DO" style:font-size-asian="12pt" style:font-size-complex="12pt"/>
    </style:style>
    <style:style style:name="P31" style:family="paragraph" style:parent-style-name="No_20_Spacing">
      <style:paragraph-properties fo:text-align="justify" style:justify-single-word="false"/>
      <style:text-properties fo:font-size="12pt" fo:language="es" fo:country="DO" style:font-size-asian="12pt" style:font-size-complex="12pt"/>
    </style:style>
    <style:style style:name="P32" style:family="paragraph" style:parent-style-name="No_20_Spacing">
      <style:paragraph-properties fo:line-height="90%"/>
    </style:style>
    <style:style style:name="P33" style:family="paragraph" style:parent-style-name="No_20_Spacing" style:list-style-name="WWNum42">
      <style:paragraph-properties fo:line-height="90%"/>
    </style:style>
    <style:style style:name="P34" style:family="paragraph" style:parent-style-name="No_20_Spacing" style:list-style-name="WWNum42">
      <style:paragraph-properties fo:line-height="90%" fo:text-align="justify" style:justify-single-word="false"/>
    </style:style>
    <style:style style:name="P35" style:family="paragraph" style:parent-style-name="No_20_Spacing" style:list-style-name="WWNum44">
      <style:paragraph-properties fo:line-height="90%" fo:text-align="justify" style:justify-single-word="false"/>
    </style:style>
    <style:style style:name="P36" style:family="paragraph" style:parent-style-name="No_20_Spacing" style:list-style-name="WWNum44">
      <style:paragraph-properties fo:line-height="90%"/>
    </style:style>
    <style:style style:name="P37" style:family="paragraph" style:parent-style-name="No_20_Spacing">
      <style:paragraph-properties fo:text-align="justify" style:justify-single-word="false"/>
    </style:style>
    <style:style style:name="P38" style:family="paragraph" style:parent-style-name="No_20_Spacing" style:list-style-name="WWNum20">
      <style:paragraph-properties fo:text-align="justify" style:justify-single-word="false"/>
    </style:style>
    <style:style style:name="P39" style:family="paragraph" style:parent-style-name="No_20_Spacing" style:list-style-name="WWNum21">
      <style:paragraph-properties fo:text-align="justify" style:justify-single-word="false"/>
    </style:style>
    <style:style style:name="P40" style:family="paragraph" style:parent-style-name="No_20_Spacing" style:list-style-name="WWNum40">
      <style:paragraph-properties fo:text-align="justify" style:justify-single-word="false"/>
    </style:style>
    <style:style style:name="P41" style:family="paragraph" style:parent-style-name="No_20_Spacing" style:list-style-name="WWNum28">
      <style:paragraph-properties fo:text-align="justify" style:justify-single-word="false"/>
    </style:style>
    <style:style style:name="P42" style:family="paragraph" style:parent-style-name="No_20_Spacing" style:list-style-name="WWNum37">
      <style:paragraph-properties fo:text-align="justify" style:justify-single-word="false"/>
    </style:style>
    <style:style style:name="P43" style:family="paragraph" style:parent-style-name="No_20_Spacing" style:list-style-name="WWNum31"/>
    <style:style style:name="P44" style:family="paragraph" style:parent-style-name="No_20_Spacing" style:list-style-name="WWNum42"/>
    <style:style style:name="P45" style:family="paragraph" style:parent-style-name="No_20_Spacing" style:list-style-name="WWNum9"/>
    <style:style style:name="P46" style:family="paragraph" style:parent-style-name="No_20_Spacing">
      <style:paragraph-properties fo:text-align="justify" style:justify-single-word="false"/>
      <style:text-properties fo:color="#000000" fo:font-size="12pt" fo:language="es" fo:country="ES" style:font-size-asian="12pt" style:font-size-complex="12pt"/>
    </style:style>
    <style:style style:name="P47" style:family="paragraph" style:parent-style-name="No_20_Spacing">
      <style:text-properties fo:color="#ff0000" fo:font-size="12pt" fo:language="es" fo:country="ES" fo:font-weight="bold" style:font-size-asian="12pt" style:font-weight-asian="bold" style:font-size-complex="12pt"/>
    </style:style>
    <style:style style:name="P48" style:family="paragraph" style:parent-style-name="No_20_Spacing">
      <style:text-properties fo:color="#ff0000" fo:font-size="12pt" fo:language="es" fo:country="ES" style:font-size-asian="12pt" style:font-size-complex="12pt"/>
    </style:style>
    <style:style style:name="P49" style:family="paragraph" style:parent-style-name="No_20_Spacing">
      <style:text-properties fo:color="#ff0000" fo:font-size="12pt" fo:language="es" fo:country="CO" style:font-size-asian="12pt" style:font-size-complex="12pt"/>
    </style:style>
    <style:style style:name="P50" style:family="paragraph" style:parent-style-name="No_20_Spacing">
      <style:paragraph-properties fo:text-align="justify" style:justify-single-word="false"/>
      <style:text-properties fo:color="#ff0000" fo:font-size="12pt" fo:language="es" fo:country="CO" fo:font-weight="bold" style:font-size-asian="12pt" style:font-weight-asian="bold" style:font-size-complex="12pt"/>
    </style:style>
    <style:style style:name="P51" style:family="paragraph" style:parent-style-name="No_20_Spacing" style:list-style-name="WWNum19"/>
    <style:style style:name="P52" style:family="paragraph" style:parent-style-name="No_20_Spacing" style:list-style-name="WWNum14"/>
    <style:style style:name="P53" style:family="paragraph" style:parent-style-name="No_20_Spacing" style:list-style-name="WWNum15"/>
    <style:style style:name="P54" style:family="paragraph" style:parent-style-name="No_20_Spacing" style:list-style-name="WWNum20"/>
    <style:style style:name="P55" style:family="paragraph" style:parent-style-name="No_20_Spacing" style:list-style-name="WWNum39"/>
    <style:style style:name="P56" style:family="paragraph" style:parent-style-name="No_20_Spacing">
      <style:paragraph-properties fo:margin-left="0.25in" fo:margin-right="0in" fo:line-height="90%" fo:text-indent="0in" style:auto-text-indent="false"/>
      <style:text-properties fo:font-size="12pt" fo:language="es" fo:country="CO" fo:font-weight="bold" style:font-size-asian="12pt" style:font-weight-asian="bold" style:font-size-complex="12pt"/>
    </style:style>
    <style:style style:name="P57" style:family="paragraph" style:parent-style-name="No_20_Spacing">
      <style:paragraph-properties fo:margin-left="0.25in" fo:margin-right="0in" fo:text-indent="0in" style:auto-text-indent="false"/>
      <style:text-properties fo:font-size="12pt" fo:language="es" fo:country="ES" style:font-size-asian="12pt" style:font-size-complex="12pt"/>
    </style:style>
    <style:style style:name="P58" style:family="paragraph" style:parent-style-name="No_20_Spacing">
      <style:paragraph-properties fo:margin-left="0.25in" fo:margin-right="0in" fo:line-height="90%" fo:text-indent="0in" style:auto-text-indent="false"/>
    </style:style>
    <style:style style:name="P59" style:family="paragraph" style:parent-style-name="No_20_Spacing">
      <style:paragraph-properties fo:margin-left="0.5in" fo:margin-right="0in" fo:text-indent="0in" style:auto-text-indent="false"/>
      <style:text-properties fo:font-size="12pt" fo:language="es" fo:country="CO" fo:font-style="italic" style:font-size-asian="12pt" style:font-style-asian="italic" style:font-size-complex="12pt"/>
    </style:style>
    <style:style style:name="P60" style:family="paragraph" style:parent-style-name="No_20_Spacing">
      <style:paragraph-properties fo:margin-left="0.5in" fo:margin-right="0in" fo:text-indent="0in" style:auto-text-indent="false"/>
      <style:text-properties fo:font-size="12pt" fo:language="es" fo:country="CO" fo:font-weight="bold" style:font-size-asian="12pt" style:font-weight-asian="bold" style:font-size-complex="12pt"/>
    </style:style>
    <style:style style:name="P61" style:family="paragraph" style:parent-style-name="No_20_Spacing">
      <style:paragraph-properties fo:margin-left="0.5in" fo:margin-right="0in" fo:text-indent="0in" style:auto-text-indent="false"/>
      <style:text-properties fo:font-size="12pt" fo:language="es" fo:country="CO" fo:font-weight="bold" style:font-size-asian="12pt" style:font-weight-asian="bold" style:font-size-complex="12pt" fo:background-color="#ffff00"/>
    </style:style>
    <style:style style:name="P62" style:family="paragraph" style:parent-style-name="No_20_Spacing">
      <style:paragraph-properties fo:margin-left="0.5in" fo:margin-right="0in" fo:text-indent="0in" style:auto-text-indent="false"/>
      <style:text-properties fo:font-size="12pt" fo:language="es" fo:country="ES" style:font-size-asian="12pt" style:font-size-complex="12pt"/>
    </style:style>
    <style:style style:name="P63" style:family="paragraph" style:parent-style-name="No_20_Spacing" style:list-style-name="WWNum17">
      <style:paragraph-properties fo:margin-left="0.248in" fo:margin-right="0in" fo:line-height="80%" fo:text-indent="-0.248in" style:auto-text-indent="false"/>
    </style:style>
    <style:style style:name="P64" style:family="paragraph" style:parent-style-name="No_20_Spacing" style:list-style-name="WWNum18">
      <style:paragraph-properties fo:margin-left="0.248in" fo:margin-right="0in" fo:line-height="80%" fo:text-indent="-0.248in" style:auto-text-indent="false"/>
    </style:style>
    <style:style style:name="P65" style:family="paragraph" style:parent-style-name="No_20_Spacing" style:list-style-name="WWNum12">
      <style:paragraph-properties fo:margin-left="0.248in" fo:margin-right="0in" fo:line-height="80%" fo:text-indent="-0.248in" style:auto-text-indent="false"/>
    </style:style>
    <style:style style:name="P66" style:family="paragraph" style:parent-style-name="No_20_Spacing" style:list-style-name="WWNum20">
      <style:paragraph-properties fo:margin-left="0.248in" fo:margin-right="0in" fo:line-height="80%" fo:text-indent="-0.248in" style:auto-text-indent="false"/>
    </style:style>
    <style:style style:name="P67" style:family="paragraph" style:parent-style-name="No_20_Spacing">
      <style:paragraph-properties fo:margin-left="0.248in" fo:margin-right="0in" fo:line-height="80%" fo:text-indent="0in" style:auto-text-indent="false"/>
      <style:text-properties fo:font-size="12pt" fo:language="es" fo:country="ES" style:font-size-asian="12pt" style:font-size-complex="12pt"/>
    </style:style>
    <style:style style:name="P68" style:family="paragraph" style:parent-style-name="No_20_Spacing" style:list-style-name="WWNum35">
      <style:paragraph-properties fo:margin-left="0.25in" fo:margin-right="0in" fo:text-indent="-0.25in" style:auto-text-indent="false"/>
    </style:style>
    <style:style style:name="P69" style:family="paragraph" style:parent-style-name="No_20_Spacing" style:list-style-name="WWNum35">
      <style:paragraph-properties fo:margin-left="0.25in" fo:margin-right="0in" fo:text-align="justify" style:justify-single-word="false" fo:text-indent="-0.25in" style:auto-text-indent="false"/>
    </style:style>
    <style:style style:name="P70" style:family="paragraph" style:parent-style-name="No_20_Spacing" style:master-page-name="Standard">
      <style:paragraph-properties fo:text-align="center" style:justify-single-word="false" style:page-number="auto"/>
    </style:style>
    <style:style style:name="T1" style:family="text">
      <style:text-properties fo:font-size="12pt" fo:language="es" fo:country="ES" fo:font-weight="bold" style:font-size-asian="12pt" style:font-weight-asian="bold" style:font-size-complex="12pt"/>
    </style:style>
    <style:style style:name="T2" style:family="text">
      <style:text-properties fo:font-size="12pt" fo:language="es" fo:country="ES" fo:font-weight="bold" style:font-size-asian="12pt" style:font-weight-asian="bold" style:font-size-complex="12pt" fo:background-color="#ffff00"/>
    </style:style>
    <style:style style:name="T3" style:family="text">
      <style:text-properties fo:font-size="12pt" fo:language="es" fo:country="ES" fo:font-weight="bold" style:font-size-asian="12pt" style:font-weight-asian="bold" style:font-size-complex="12pt" fo:background-color="#00ffff"/>
    </style:style>
    <style:style style:name="T4" style:family="text">
      <style:text-properties fo:font-size="12pt" fo:language="es" fo:country="ES" fo:font-weight="bold" style:font-size-asian="12pt" style:font-weight-asian="bold" style:font-name-complex="Times1" style:font-size-complex="12pt"/>
    </style:style>
    <style:style style:name="T5" style:family="text">
      <style:text-properties fo:font-size="12pt" fo:language="es" fo:country="ES" fo:font-weight="bold" style:font-size-asian="12pt" style:font-weight-asian="bold" style:font-name-complex="Arial1" style:font-size-complex="12pt"/>
    </style:style>
    <style:style style:name="T6" style:family="text">
      <style:text-properties fo:font-size="12pt" fo:language="es" fo:country="ES" fo:font-weight="bold" style:font-size-asian="12pt" style:font-weight-asian="bold" style:font-name-complex="Arial1" style:font-size-complex="12pt" fo:background-color="#00ffff"/>
    </style:style>
    <style:style style:name="T7" style:family="text">
      <style:text-properties fo:font-size="12pt" fo:language="es" fo:country="ES" style:font-size-asian="12pt" style:font-size-complex="12pt"/>
    </style:style>
    <style:style style:name="T8" style:family="text">
      <style:text-properties fo:font-size="12pt" fo:language="es" fo:country="ES" style:font-size-asian="12pt" style:font-name-complex="Arial1" style:font-size-complex="12pt"/>
    </style:style>
    <style:style style:name="T9" style:family="text">
      <style:text-properties fo:font-size="12pt" fo:language="es" fo:country="ES" fo:font-style="italic" style:font-size-asian="12pt" style:font-style-asian="italic" style:font-size-complex="12pt"/>
    </style:style>
    <style:style style:name="T10" style:family="text">
      <style:text-properties fo:font-size="12pt" fo:language="es" fo:country="ES" fo:font-style="italic" style:font-size-asian="12pt" style:font-style-asian="italic" style:font-size-complex="12pt" style:font-style-complex="italic"/>
    </style:style>
    <style:style style:name="T11" style:family="text">
      <style:text-properties fo:font-size="12pt" fo:language="es" fo:country="CO" fo:font-weight="bold" style:font-size-asian="12pt" style:font-weight-asian="bold" style:font-size-complex="12pt"/>
    </style:style>
    <style:style style:name="T12" style:family="text">
      <style:text-properties fo:font-size="12pt" fo:language="es" fo:country="CO" fo:font-weight="bold" style:font-size-asian="12pt" style:font-weight-asian="bold" style:font-size-complex="12pt" fo:background-color="#00ffff"/>
    </style:style>
    <style:style style:name="T13" style:family="text">
      <style:text-properties fo:font-size="12pt" fo:language="es" fo:country="CO" fo:font-weight="bold" style:font-size-asian="12pt" style:font-weight-asian="bold" style:font-size-complex="12pt" fo:background-color="#ffff00"/>
    </style:style>
    <style:style style:name="T14" style:family="text">
      <style:text-properties fo:font-size="12pt" fo:language="es" fo:country="CO" fo:font-weight="bold" style:font-name-asian="ＭＳ ゴシック" style:font-size-asian="12pt" style:font-weight-asian="bold" style:font-name-complex="F" style:font-size-complex="12pt" style:font-weight-complex="bold"/>
    </style:style>
    <style:style style:name="T15" style:family="text">
      <style:text-properties fo:font-size="12pt" fo:language="es" fo:country="CO" style:font-size-asian="12pt" style:font-size-complex="12pt"/>
    </style:style>
    <style:style style:name="T16" style:family="text">
      <style:text-properties fo:font-size="12pt" fo:language="es" fo:country="CO" style:font-size-asian="12pt" style:font-name-complex="Times New Roman1" style:font-size-complex="12pt"/>
    </style:style>
    <style:style style:name="T17" style:family="text">
      <style:text-properties fo:font-size="12pt" fo:language="es" fo:country="CO" fo:font-style="italic" fo:font-weight="bold" style:font-size-asian="12pt" style:font-style-asian="italic" style:font-weight-asian="bold" style:font-size-complex="12pt"/>
    </style:style>
    <style:style style:name="T18" style:family="text">
      <style:text-properties fo:font-size="12pt" fo:language="es" fo:country="CO" fo:font-style="italic" style:font-size-asian="12pt" style:font-style-asian="italic" style:font-size-complex="12pt"/>
    </style:style>
    <style:style style:name="T19" style:family="text">
      <style:text-properties fo:font-size="12pt" style:rfc-language-tag="es-ES-u-co-trad" fo:language="es" fo:country="ES" style:font-size-asian="12pt" style:font-size-complex="12pt"/>
    </style:style>
    <style:style style:name="T20" style:family="text">
      <style:text-properties fo:font-size="12pt" style:rfc-language-tag="es-ES-u-co-trad" fo:language="es" fo:country="ES" style:font-size-asian="12pt" style:font-size-complex="12pt" style:font-weight-complex="bold"/>
    </style:style>
    <style:style style:name="T21" style:family="text">
      <style:text-properties fo:font-size="12pt" fo:language="es" fo:country="DO" style:font-size-asian="12pt" style:font-size-complex="12pt"/>
    </style:style>
    <style:style style:name="T22" style:family="text">
      <style:text-properties fo:font-size="12pt" fo:language="es" fo:country="DO" fo:font-weight="bold" style:font-size-asian="12pt" style:font-weight-asian="bold" style:font-size-complex="12pt" style:font-weight-complex="bold"/>
    </style:style>
    <style:style style:name="T23" style:family="text">
      <style:text-properties fo:color="#ff0000" fo:font-size="12pt" fo:language="es" fo:country="CO" fo:font-weight="bold" style:font-size-asian="12pt" style:font-weight-asian="bold" style:font-size-complex="12pt"/>
    </style:style>
    <style:style style:name="T24" style:family="text">
      <style:text-properties fo:color="#ff0000" fo:font-size="12pt" fo:language="es" fo:country="CO" style:font-size-asian="12pt" style:font-size-complex="12pt"/>
    </style:style>
    <style:style style:name="T25" style:family="text">
      <style:text-properties fo:color="#ff0000" fo:font-size="12pt" fo:language="es" fo:country="CO" style:font-size-asian="12pt" style:font-size-complex="12pt" fo:background-color="#ffff00"/>
    </style:style>
    <style:style style:name="T26" style:family="text">
      <style:text-properties fo:color="#ff0000" fo:font-size="12pt" fo:language="es" fo:country="CO" style:font-size-asian="12pt" style:font-name-complex="Times New Roman1" style:font-size-complex="12pt"/>
    </style:style>
    <style:style style:name="T27" style:family="text">
      <style:text-properties fo:color="#ff0000" fo:font-size="12pt" fo:language="es" fo:country="ES" style:font-size-asian="12pt" style:font-size-complex="12pt"/>
    </style:style>
    <style:style style:name="T28" style:family="text">
      <style:text-properties fo:color="#ff0000" fo:font-size="12pt" fo:language="es" fo:country="ES" style:font-size-asian="12pt" style:font-size-complex="12pt" fo:background-color="#ffff00"/>
    </style:style>
    <style:style style:name="T29" style:family="text">
      <style:text-properties fo:color="#ff0000" fo:font-size="12pt" fo:language="es" fo:country="ES" style:text-underline-style="solid" style:text-underline-width="auto" style:text-underline-color="font-color" style:font-size-asian="12pt" style:font-size-complex="12pt"/>
    </style:style>
    <style:style style:name="T30" style:family="text">
      <style:text-properties fo:color="#ff0000" fo:font-size="12pt" fo:language="es" fo:country="ES" fo:font-weight="bold" style:font-size-asian="12pt" style:font-weight-asian="bold" style:font-size-complex="12pt"/>
    </style:style>
    <style:style style:name="T31" style:family="text">
      <style:text-properties fo:color="#ff0000" fo:font-size="12pt" fo:language="es" fo:country="ES" fo:font-weight="bold" style:font-size-asian="12pt" style:font-weight-asian="bold" style:font-size-complex="12pt" fo:background-color="#ffff00"/>
    </style:style>
    <style:style style:name="T32" style:family="text">
      <style:text-properties fo:color="#000000" fo:font-size="12pt" fo:language="es" fo:country="CO" style:font-size-asian="12pt" style:font-size-complex="12pt"/>
    </style:style>
    <style:style style:name="T33" style:family="text">
      <style:text-properties fo:color="#000000" fo:font-size="12pt" fo:language="es" fo:country="ES" style:font-size-asian="12pt" style:font-size-complex="12pt"/>
    </style:style>
    <style:style style:name="T34" style:family="text">
      <style:text-properties fo:color="#000000" fo:font-size="12pt" fo:language="es" fo:country="ES" fo:font-weight="bold" style:font-name-asian="Calibri1" style:font-size-asian="12pt" style:font-weight-asian="bold" style:font-name-complex="Times New Roman1" style:font-size-complex="12pt"/>
    </style:style>
    <style:style style:name="T35" style:family="text">
      <style:text-properties fo:color="#000000" fo:font-size="12pt" fo:language="es" fo:country="ES" style:font-name-asian="Calibri1" style:font-size-asian="12pt" style:font-name-complex="Times New Roman1" style:font-size-complex="12pt"/>
    </style:style>
    <style:style style:name="T36" style:family="text">
      <style:text-properties style:use-window-font-color="true" fo:font-size="12pt" fo:language="es" fo:country="ES" style:text-underline-style="none" style:font-size-asian="12pt" style:font-size-complex="12pt"/>
    </style:style>
    <style:style style:name="T37"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text:span text:style-name="T1">INFO WEB STEMPROCELLDR.COM</text:span></text:p>
      <text:p text:style-name="P10"/>
      <text:p text:style-name="P32"><text:span text:style-name="T11">1. INICIO</text:span></text:p>
      <text:p text:style-name="P17"/>
      <text:p text:style-name="P32"><text:span text:style-name="T11">2. ACERCA DE STEMPROCELL</text:span></text:p>
      <text:p text:style-name="P17"/>
      <text:p text:style-name="P32"><text:span text:style-name="T11">3. PREGUNTAS FRECUENTES</text:span></text:p>
      <text:p text:style-name="P17"/>
      <text:p text:style-name="P32"><text:span text:style-name="T11">4. TERAPIA DE CELULAS MADRE</text:span></text:p>
      <text:p text:style-name="P56"/>
      <text:p text:style-name="P58"><text:span text:style-name="T11">USO CLINICO</text:span><text:span text:style-name="T23"> </text:span></text:p>
      <text:list xml:id="list2345472527" text:style-name="WWNum42">
        <text:list-item>
          <text:p text:style-name="P33"><text:span text:style-name="T27">Accidentes cerebrovasculares</text:span></text:p>
        </text:list-item>
        <text:list-item>
          <text:p text:style-name="P33"><text:span text:style-name="T7">Alzheimer</text:span></text:p>
        </text:list-item>
        <text:list-item>
          <text:p text:style-name="P33"><text:span text:style-name="T27">Artritis Reumatoide</text:span></text:p>
        </text:list-item>
        <text:list-item>
          <text:p text:style-name="P33"><text:span text:style-name="T27">Asma Bronquial</text:span></text:p>
        </text:list-item>
        <text:list-item>
          <text:p text:style-name="P33"><text:span text:style-name="T27">Autismo</text:span></text:p>
        </text:list-item>
        <text:list-item>
          <text:p text:style-name="P33"><text:span text:style-name="T27">Bronquitis crónica</text:span></text:p>
        </text:list-item>
        <text:list-item>
          <text:p text:style-name="P33"><text:span text:style-name="T27">Colitis Ulcerativa</text:span></text:p>
        </text:list-item>
        <text:list-item>
          <text:p text:style-name="P33"><text:span text:style-name="T7">Diabetes Mellitus tipo 1 y 2</text:span></text:p>
        </text:list-item>
        <text:list-item>
          <text:p text:style-name="P33"><text:span text:style-name="T27">Disfunción Eréctil</text:span></text:p>
        </text:list-item>
        <text:list-item>
          <text:p text:style-name="P33"><text:span text:style-name="T27">Enfermedad de Crohn</text:span></text:p>
        </text:list-item>
        <text:list-item>
          <text:p text:style-name="P33"><text:span text:style-name="T27">Enfisema pulmonar</text:span></text:p>
        </text:list-item>
        <text:list-item>
          <text:p text:style-name="P33"><text:span text:style-name="T27">Esclerosis Lateral Amiotrófica (ELA)</text:span></text:p>
        </text:list-item>
        <text:list-item>
          <text:p text:style-name="P33"><text:span text:style-name="T27">Esclerosis Múltiple (EM)</text:span></text:p>
        </text:list-item>
        <text:list-item>
          <text:p text:style-name="P33"><text:span text:style-name="T27">Fibrosis Pulmonar</text:span></text:p>
        </text:list-item>
        <text:list-item>
          <text:p text:style-name="P33"><text:span text:style-name="T27">Fibromialgia Reumática </text:span></text:p>
        </text:list-item>
        <text:list-item>
          <text:p text:style-name="P33"><text:span text:style-name="T27">Infarto al Miocardio</text:span></text:p>
        </text:list-item>
        <text:list-item>
          <text:p text:style-name="P33"><text:span text:style-name="T27">Lupus Eritematoso Sistémico </text:span></text:p>
        </text:list-item>
        <text:list-item>
          <text:p text:style-name="P33"><text:span text:style-name="T27">Osteoporosis</text:span></text:p>
        </text:list-item>
        <text:list-item>
          <text:p text:style-name="P34"><text:span text:style-name="T15">Osteoartritis</text:span></text:p>
        </text:list-item>
        <text:list-item>
          <text:p text:style-name="P33"><text:span text:style-name="T7">Parkinson</text:span></text:p>
        </text:list-item>
        <text:list-item>
          <text:p text:style-name="P34"><text:span text:style-name="T15">Artritis Reumatoide</text:span></text:p>
        </text:list-item>
        <text:list-item>
          <text:p text:style-name="P33"><text:span text:style-name="T27">Artrosis de cadera</text:span></text:p>
        </text:list-item>
        <text:list-item>
          <text:p text:style-name="P33"><text:span text:style-name="T27">Ciática</text:span></text:p>
        </text:list-item>
        <text:list-item>
          <text:p text:style-name="P33"><text:span text:style-name="T27">Condromalacia</text:span></text:p>
        </text:list-item>
        <text:list-item>
          <text:p text:style-name="P33"><text:span text:style-name="T27">Codo de tenista</text:span></text:p>
        </text:list-item>
        <text:list-item>
          <text:p text:style-name="P33"><text:span text:style-name="T27">Desgarros musculares</text:span></text:p>
        </text:list-item>
        <text:list-item>
          <text:p text:style-name="P33"><text:span text:style-name="T27">Desgarros tendinosos</text:span></text:p>
        </text:list-item>
        <text:list-item>
          <text:p text:style-name="P33"><text:span text:style-name="T27">Fracturas</text:span></text:p>
        </text:list-item>
        <text:list-item>
          <text:p text:style-name="P33"><text:span text:style-name="T27">Hernias discales</text:span></text:p>
        </text:list-item>
        <text:list-item>
          <text:p text:style-name="P33"><text:span text:style-name="T27">Lesiones de ligamentos (esguinces)</text:span></text:p>
        </text:list-item>
        <text:list-item>
          <text:p text:style-name="P33"><text:span text:style-name="T27">Necrosis avascular</text:span></text:p>
        </text:list-item>
        <text:list-item>
          <text:p text:style-name="P33"><text:span text:style-name="T29">Reparación de cartílago</text:span></text:p>
        </text:list-item>
        <text:list-item>
          <text:p text:style-name="P33"><text:span text:style-name="T29">Regeneración del cordón espinal</text:span></text:p>
        </text:list-item>
        <text:list-item>
          <text:p text:style-name="P33"><text:span text:style-name="T29">Reparación músculo esquelética</text:span></text:p>
        </text:list-item>
        <text:list-item>
          <text:p text:style-name="P33"><text:span text:style-name="T27">Rotura del manguito rotador</text:span></text:p>
        </text:list-item>
        <text:list-item>
          <text:p text:style-name="P33"><text:span text:style-name="T27">Tendinitis</text:span></text:p>
        </text:list-item>
      </text:list>
      <text:p text:style-name="P21"/>
      <text:p text:style-name="P21"/>
      <text:p text:style-name="P21"/>
      <text:p text:style-name="P21"/>
      <text:p text:style-name="P58"><text:span text:style-name="T1">USO </text:span><text:span text:style-name="T11">COSMETICO</text:span></text:p>
      <text:list xml:id="list3354238554" text:style-name="WWNum44">
        <text:list-item>
          <text:p text:style-name="P35"><text:span text:style-name="T24">Alopecia (pérdida de cabello)</text:span></text:p>
        </text:list-item>
        <text:list-item>
          <text:p text:style-name="P35"><text:span text:style-name="T24">Rejuvenecimiento facial</text:span></text:p>
        </text:list-item>
        <text:list-item>
          <text:p text:style-name="P36"><text:soft-page-break/><text:span text:style-name="T24">Antienvejecimiento general “anti-aging”</text:span></text:p>
        </text:list-item>
        <text:list-item>
          <text:p text:style-name="P5"><text:span text:style-name="T27">Reconstrucción y aumento de busto</text:span></text:p>
        </text:list-item>
        <text:list-item>
          <text:p text:style-name="P5"><text:span text:style-name="T27">Reconstrucción y aumento de glúteos</text:span></text:p>
        </text:list-item>
      </text:list>
      <text:p text:style-name="P17"/>
      <text:p text:style-name="P58"><text:span text:style-name="T11">USO ORTOPEDIA Y TRAUMATOLOGIA</text:span></text:p>
      <text:p text:style-name="P17"/>
      <text:p text:style-name="P17"/>
      <text:p text:style-name="P32"><text:span text:style-name="T11">5. <text:s/>TESTIMONIOS</text:span></text:p>
      <text:p text:style-name="P32"><text:span text:style-name="T24">Aquí van videos</text:span></text:p>
      <text:p text:style-name="P11"/>
      <text:p text:style-name="P32"><text:span text:style-name="T11">6. INSTALACIONES</text:span></text:p>
      <text:p text:style-name="P32"><text:span text:style-name="T24">Aquí va un video</text:span></text:p>
      <text:p text:style-name="P11"><text:bookmark text:name="_GoBack"/></text:p>
      <text:p text:style-name="P32"><text:span text:style-name="T11">7. CONTACTENOS</text:span></text:p>
      <text:p text:style-name="P32"><text:span text:style-name="T24">Formulario</text:span></text:p>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No_20_Spacing"><text:span text:style-name="T12">INICIO</text:span></text:p>
      <text:p text:style-name="P37"><text:span text:style-name="T11">Stemprocell™</text:span><text:span text:style-name="T16"> </text:span><text:span text:style-name="T8">ofrece los beneficios de la biociencia médica a los pacientes que han sido diagnosticados con enfermedades crónicas degenerativas. Proporciona una terapia viable y eficaz mejorando la capacidad natural del cuerpo para <text:s/>su </text:span><text:soft-page-break/><text:span text:style-name="T8">regeneración. También proporciona una excelente fuente de rejuvenecimiento de los tejidos y órganos, siendo una de las más utilizadas en los tratamientos de antienvejecimiento. Este procedimiento innovador, disponible en nuestros centros, se basa en el uso de Células Madre derivadas de Tejido Adiposo, médula ósea o sangre periférica, este tratamiento es completamente autólogo, y no produce rechazo, ni efectos secundarios.</text:span></text:p>
      <text:p text:style-name="P10"/>
      <text:p text:style-name="No_20_Spacing"><text:span text:style-name="T12">ACERCA DE STEMPROCELL™</text:span></text:p>
      <text:p text:style-name="No_20_Spacing"><text:span text:style-name="T4">¿Qué son las Células Madre?</text:span></text:p>
      <text:p text:style-name="P37"><text:span text:style-name="T8">Las Células Madre son el componente básico del cuerpo. Cuando se presenta una enfermedad o lesión, estas células responden a señales específicas y se disponen a facilitar la restauración, al diferenciarse en todas las células especializadas del cuerpo que son necesarias para la reparación del cuerpo. Es decir, siempre que exista en número suficiente de ellas y reciban las señales correctas, por ejemplo, cuando ocurre una enfermedad o lesión. Cuando no hay suficiente cantidad, el resultado final es una respuesta de cicatrización o reparación inadecuada. Esto también se relaciona con el proceso de envejecimiento, todos pasamos por la disminución del número de Células Madre. Lo cual produce el envejecimiento del cuerpo. </text:span></text:p>
      <text:p text:style-name="P24"/>
      <text:p text:style-name="P37"><text:span text:style-name="T8">La terapia con Células Madre puede retardar este proceso y rejuvenecer los tejidos desgastados. Estos tratamientos están transformando completamente la manera en que se practica la medicina actualmente. </text:span></text:p>
      <text:p text:style-name="P16"/>
      <text:p text:style-name="No_20_Spacing"><text:span text:style-name="T4">¿Cuáles son los </text:span><text:span text:style-name="T11">principios básicos del procedimiento Stemprocell™</text:span><text:span text:style-name="T4">?</text:span></text:p>
      <text:p text:style-name="P37"><text:span text:style-name="T16">La grasa, la médula ósea y la sangre periférica contienen un gran número de Células Madre. Estas se encuentran en todos los organos, pero en pequeñas cantidades, la mayor fuente de Células Madre es el tejido adiposo (grasa).</text:span></text:p>
      <text:p text:style-name="P15"/>
      <text:p text:style-name="P37"><text:span text:style-name="T16">Investigaciones científicas ha encontrado que un </text:span><text:span text:style-name="T26">1cc de </text:span><text:span text:style-name="T16">sangre periférica contiene alrededor de </text:span><text:span text:style-name="T26">10.000 </text:span><text:span text:style-name="T16">Células Madre adultas, en la Médula Ósea hay alrededor de </text:span><text:span text:style-name="T26">50.000 por cc y el </text:span><text:span text:style-name="T16">tejido adiposo contiene de 5 a 10 millones de Células Madre adultas. </text:span></text:p>
      <text:p text:style-name="P15"/>
      <text:p text:style-name="P37"><text:span text:style-name="T16">Las Células Madre mesenquimales, son una de las herramientas más capaces que tiene el cuerpo para la auto-reparación.</text:span></text:p>
      <text:p text:style-name="P15"/>
      <text:p text:style-name="No_20_Spacing"><text:span text:style-name="T32">Las caracteristicas únicas de las Células Madre son: </text:span></text:p>
      <text:list xml:id="list1282641020" text:style-name="WWNum31">
        <text:list-item>
          <text:p text:style-name="P43"><text:span text:style-name="T17">Plasticidad:</text:span><text:span text:style-name="T18"> Potencial de transformarse en otros tipos celulares.</text:span></text:p>
        </text:list-item>
        <text:list-item>
          <text:p text:style-name="P43"><text:span text:style-name="T17">“Homing”</text:span><text:span text:style-name="T18">: Ser atraídas al tejido dañado. </text:span></text:p>
        </text:list-item>
        <text:list-item>
          <text:p text:style-name="P43"><text:span text:style-name="T17">Injerto:</text:span><text:span text:style-name="T18"> El apego a los tejidos dañados. </text:span></text:p>
        </text:list-item>
        <text:list-item>
          <text:p text:style-name="P43"><text:span text:style-name="T17">Proliferación:</text:span><text:span text:style-name="T18"> Capacidad de multiplicarse indefinidamente.</text:span></text:p>
        </text:list-item>
        <text:list-item>
          <text:p text:style-name="P43"><text:span text:style-name="T17">Autorenovación:</text:span><text:span text:style-name="T18"> Capacidad de mantenerse joven durante el tiempo de vida.</text:span></text:p>
        </text:list-item>
      </text:list>
      <text:p text:style-name="P59"/>
      <text:p text:style-name="P37"><text:span text:style-name="T15">Los tratamientos con Células Madre han cambiado la manera de practicar la medicina. Estas son las células de las cuales nos originamos y se encargan de <text:s/>mantenernos vivos, por tanto cuando las introducimos al cuerpo enfermo, se producen cambios positivos.</text:span></text:p>
      <text:p text:style-name="P10"/>
      <text:p text:style-name="P10"/>
      <text:p text:style-name="No_20_Spacing"><text:span text:style-name="T11">¿Por qué Stemprocell™? </text:span></text:p>
      <text:p text:style-name="P37"><text:soft-page-break/><text:span text:style-name="T11">Stemprocell™</text:span><text:span text:style-name="T16"> es un tratamiento de vanguardia que utiliza sus propias Células Madre. El procedimiento es ambulatorio, no implica riesgos y su aplicación se realiza con los más altos estándares médicos.</text:span></text:p>
      <text:p text:style-name="P14"/>
      <text:p text:style-name="No_20_Spacing"><text:span text:style-name="T11">¿En qué consiste el procedimiento?</text:span></text:p>
      <text:p text:style-name="P37"><text:span text:style-name="T16">El tejido adiposo y/o la médula ósea y/o la sangre periferica se extraen del paciente mediante una mini liposucción, una aspiración de medula osea o una extración de sangre periferica y las muestras se procesan ​​con el protocolo </text:span><text:span text:style-name="T11">Stemprocell™</text:span><text:span text:style-name="T16"> para obtener Células Madre. En ciertos casos, se extrae un muestra de sangre y se procesa para obtener plasma rico en plaquetas (PRP) y sucesivamente plasma rico en <text:s/>factores de crecimiento.</text:span></text:p>
      <text:p text:style-name="P15"/>
      <text:p text:style-name="P37"><text:span text:style-name="T16">Después, literalmente, millones de Células Madre, se administran al cuerpo e inmediatamente comienzan a trabajar.</text:span></text:p>
      <text:p text:style-name="P14"/>
      <text:p text:style-name="No_20_Spacing"><text:span text:style-name="T14">¿Cuál es la duración del procedimiento? </text:span></text:p>
      <text:p text:style-name="P37"><text:span text:style-name="T16">El procedimiento de </text:span><text:span text:style-name="T11">Stemprocell™</text:span><text:span text:style-name="T16"> puede ser completado de cuatro a cinco horas por nuestros médicos altamente calificados. Dado a que los pacientes son tratados con anestesia local y/o sedación, el procedimiento es prácticamente indoloro y se adapta fácilmente a su estilo de vida.</text:span></text:p>
      <text:p text:style-name="P14"/>
      <text:p text:style-name="No_20_Spacing"><text:span text:style-name="T11">¿Hay algún efecto secundario? </text:span></text:p>
      <text:p text:style-name="P37"><text:span text:style-name="T15">Los efectos secundarios de </text:span><text:span text:style-name="T11">Stemprocell™</text:span><text:span text:style-name="T16"> </text:span><text:span text:style-name="T15">puede incluir inflamación mínima, algunos <text:s/>hematomas leves y enrojecimiento en el sitio del procedimiento, algunos pacientes pueden experimentar náuseas o dolores de cabeza ocasionales durante las primeras 24 horas después del procedimiento.</text:span></text:p>
      <text:p text:style-name="P10"/>
      <text:p text:style-name="P23"/>
      <text:p text:style-name="No_20_Spacing"><text:span text:style-name="T4">Enfermedades que pueden ser tratadas:</text:span></text:p>
      <text:list xml:id="list95854579116818" text:continue-list="list2345472527" text:style-name="WWNum42">
        <text:list-item>
          <text:p text:style-name="P44"><text:span text:style-name="T7">Accidentes cerebrovasculares</text:span></text:p>
        </text:list-item>
        <text:list-item>
          <text:p text:style-name="P44"><text:span text:style-name="T7">Alzheimer</text:span></text:p>
        </text:list-item>
        <text:list-item>
          <text:p text:style-name="P44"><text:span text:style-name="T7">Artritis Reumatoide</text:span></text:p>
        </text:list-item>
        <text:list-item>
          <text:p text:style-name="P44"><text:span text:style-name="T7">Asma Bronquial</text:span></text:p>
        </text:list-item>
        <text:list-item>
          <text:p text:style-name="P44"><text:span text:style-name="T7">Autismo</text:span></text:p>
        </text:list-item>
        <text:list-item>
          <text:p text:style-name="P44"><text:span text:style-name="T7">Bronquitis crónica</text:span></text:p>
        </text:list-item>
        <text:list-item>
          <text:p text:style-name="P44"><text:span text:style-name="T7">Colitis Ulcerativa</text:span></text:p>
        </text:list-item>
        <text:list-item>
          <text:p text:style-name="P44"><text:span text:style-name="T7">Diabetes Mellitus tipo 1 y 2</text:span></text:p>
        </text:list-item>
        <text:list-item>
          <text:p text:style-name="P44"><text:span text:style-name="T7">Disfunción Eréctil</text:span></text:p>
        </text:list-item>
        <text:list-item>
          <text:p text:style-name="P44"><text:span text:style-name="T7">Enfermedad de Crohn</text:span></text:p>
        </text:list-item>
        <text:list-item>
          <text:p text:style-name="P44"><text:span text:style-name="T7">Enfisema pulmonar</text:span></text:p>
        </text:list-item>
        <text:list-item>
          <text:p text:style-name="P44"><text:span text:style-name="T7">Esclerosis Lateral Amiotrófica (ELA)</text:span></text:p>
        </text:list-item>
        <text:list-item>
          <text:p text:style-name="P44"><text:span text:style-name="T7">Esclerosis Múltiple (EM)</text:span></text:p>
        </text:list-item>
        <text:list-item>
          <text:p text:style-name="P44"><text:span text:style-name="T7">Fibrosis Pulmonar</text:span></text:p>
        </text:list-item>
        <text:list-item>
          <text:p text:style-name="P44"><text:span text:style-name="T7">Fibromialgia Reumática </text:span></text:p>
        </text:list-item>
        <text:list-item>
          <text:p text:style-name="P44"><text:span text:style-name="T7">Infarto al Miocardio</text:span></text:p>
        </text:list-item>
        <text:list-item>
          <text:p text:style-name="P44"><text:span text:style-name="T7">Lupus Eritematoso Sistémico </text:span></text:p>
        </text:list-item>
        <text:list-item>
          <text:p text:style-name="P44"><text:span text:style-name="T7">Osteoporosis</text:span></text:p>
        </text:list-item>
        <text:list-item>
          <text:p text:style-name="P44"><text:span text:style-name="T7">Parkinson</text:span></text:p>
        </text:list-item>
        <text:list-item>
          <text:p text:style-name="P44"><text:span text:style-name="T7">Traumas Musculo-Esqueléticos</text:span></text:p>
        </text:list-item>
        <text:list-item>
          <text:p text:style-name="P44"><text:span text:style-name="T7">Otras enfermedades</text:span></text:p>
        </text:list-item>
      </text:list>
      <text:p text:style-name="P62"><text:soft-page-break/></text:p>
      <text:p text:style-name="No_20_Spacing"><text:span text:style-name="T6">PREGUNTAS FRECUENTES</text:span></text:p>
      <text:p text:style-name="P16"/>
      <text:p text:style-name="No_20_Spacing"><text:span text:style-name="T1">¿Qué son las Células Madre?</text:span></text:p>
      <text:p text:style-name="P37"><text:span text:style-name="T7">Las <text:s/>Células Madre son los bloques de construcción básicos de la vida, son las células que originan nuestro organismo. Se forman en la concepción y al especializarse se convierten en los diferentes tejidos del cuerpo: músculos, nervios, órganos, huesos, sangre, etc. En términos generales, las Células Madre son progenitoras que dan lugar a la creación de nuevas células. Son regenerativas y se encargan de mantenernos vivos.</text:span></text:p>
      <text:p text:style-name="P26"/>
      <text:p text:style-name="P37"><text:span text:style-name="T1">¿Cuándo utilizamos Células Madre? </text:span></text:p>
      <text:p text:style-name="P37"><text:span text:style-name="T7">Utilizamos la reserva de Células Madre de nuestro cuerpo diariamente, para reparar y reemplazar los tejidos dañados o enfermos. Desafortunadamente, nuestra reserva de Células Madre es limitada y cuando ésta disminuye, el poder regenerativo se afecta y comenzamos a envejecer, además, como consecuencia, se producen enfermedades.</text:span></text:p>
      <text:p text:style-name="P25"/>
      <text:p text:style-name="No_20_Spacing"><text:span text:style-name="T11">¿Cuál es nuestra terapia con Células Madre?</text:span></text:p>
      <text:p text:style-name="P37"><text:span text:style-name="T15">Es el uso de Células Madre adultas del mismo paciente para tratar ciertas enfermedades, éstas se derivan de la médula ósea, grasa y/o sangre periférica. Las Células Madre son células progenitoras que se encargan de regenerar los tejidos y órganos del cuerpo afectados o deteriorados.</text:span></text:p>
      <text:p text:style-name="P10"/>
      <text:p text:style-name="No_20_Spacing"><text:span text:style-name="T11">¿Qué enfermedades están siendo tratadas con Células Madre?</text:span></text:p>
      <text:p text:style-name="P37"><text:span text:style-name="T15">Actualmente, se tratan exitosamente más de 70 enfermedades y condiciones médicas con esta terapia, y muchas más están siendo investigadas.</text:span></text:p>
      <text:p text:style-name="P12"/>
      <text:p text:style-name="P37"><text:span text:style-name="T15">Además, para uso cosmetico y antienvejecimiento </text:span><text:span text:style-name="T24">se han utilizado </text:span><text:span text:style-name="T15">Células Madre en: rejuvenecimiento facial, pérdida de cabello, antievejecimiento general, cicatrices, aumento de busto y/o gluteos.</text:span></text:p>
      <text:p text:style-name="P10"/>
      <text:p text:style-name="No_20_Spacing"><text:span text:style-name="T11">¿Se pueden realizar otros tratamientos al mismo tiempo?</text:span></text:p>
      <text:p text:style-name="P37"><text:span text:style-name="T15">Normalmente, un médico revisará otros tratamientos y medicamentos que el paciente esté tomando. Cualquier otra decisión médica acerca de lo que debería ser incluido o eliminado del régimen presente del paciente se hará de acuerdo a las necesidades de cada persona.</text:span></text:p>
      <text:p text:style-name="P10"/>
      <text:p text:style-name="No_20_Spacing"><text:span text:style-name="T11">¿Existen efectos secundarios conocidos de la terapia?</text:span></text:p>
      <text:p text:style-name="P37"><text:span text:style-name="T15">En nuestra vasta experiencia, los efectos secundarios que han reportado los pacientes son: dolor en el sitio de inyeccion, inflamación en el área tratada, hematomas, dolor de cabeza, nauseas o mareos.</text:span></text:p>
      <text:p text:style-name="P10"/>
      <text:p text:style-name="No_20_Spacing"><text:span text:style-name="T11">¿Cuánto tiempo se tarda en obtener una cita?</text:span></text:p>
      <text:p text:style-name="P37"><text:span text:style-name="T15">Se puede realizar una evaluacion médica por correo electronico, donde el paciente llena un historia clinica, luego el medico revisa este cuestionario y recomendara los examenes pertinenes, despues de revisarlos, recomendara el tratameinto indicada para cada caso en un periodo de siete (7) días o menos, si el paciente califica para el tratamiento, éste se podrá agendar de 2 a 3 días después. O el paciente puede asistir a una consulta fisica a una de nuestras oficinas programando su cita previamente, que se efectuará en un periodo no mayor de 72 horas. </text:span></text:p>
      <text:p text:style-name="P10"><text:soft-page-break/></text:p>
      <text:p text:style-name="P10"/>
      <text:p text:style-name="No_20_Spacing"><text:span text:style-name="T11">¿Qué sucede con los temas éticos involucrados con la terapia con Células Madre?</text:span></text:p>
      <text:p text:style-name="P37"><text:span text:style-name="T15">De acuerdo con varias denominaciones religiosas, las Células Madre adultas no tienen ningún dilema ético o moral. </text:span><text:span text:style-name="T19">Estas instituciones, se oponen únicamente al uso de </text:span><text:span text:style-name="T20">Células Madre embrionarias</text:span><text:span text:style-name="T15">, porque esto implica la destrucción del embrión o un feto.</text:span></text:p>
      <text:p text:style-name="P12"/>
      <text:p text:style-name="No_20_Spacing"><text:span text:style-name="T11">¿Cuánto dura el procedimiento?</text:span></text:p>
      <text:p text:style-name="P37"><text:span text:style-name="T16">La extracción, procesamiento y activación (si es necesaria) de las Células Madre toma a nuestro personal altamente calificado de cuatro a seis horas. Al ser un procedimiento ambulatorio, el paciente puede <text:s/>ir a su casa inmediatamente despues de finalizado.</text:span></text:p>
      <text:p text:style-name="P10"/>
      <text:p text:style-name="No_20_Spacing"><text:span text:style-name="T11">¿Esta prohibido por la ley el uso de Células Madre? </text:span></text:p>
      <text:p text:style-name="No_20_Spacing"><text:span text:style-name="T19">Actualmente no existe una ley federal en contra de el tratamiento con Células Madre adultas, es más, esta permitido en Estados Unidos, Canadá, Europa, Asia, Australia y Latinoamérica.</text:span></text:p>
      <text:p text:style-name="P29"/>
      <text:p text:style-name="P37"><text:span text:style-name="T19">La FDA (Federal Drugs Administration) regula drogas y equipos médicos, pero no regula la práctica medica, por tanto no regula el uso de Células Madre adultas si son homólogas (del mismo paciente), son utilizadas el mismo día y si el proceso se realiza con mínima manipulación. Sin embargo regula el uso de Células Madre cultivadas, embrionarias y heterólogas (de un donante para un receptor).</text:span></text:p>
      <text:p text:style-name="P12"/>
      <text:p text:style-name="No_20_Spacing"><text:span text:style-name="T11">¿Se requiere de una dieta especial? </text:span></text:p>
      <text:p text:style-name="No_20_Spacing"><text:span text:style-name="T15">No. Aunque se aconseja una terapia de desintoxicación cuatro días antes del procedimiento.</text:span></text:p>
      <text:p text:style-name="P10"/>
      <text:p text:style-name="P37"><text:span text:style-name="T11">¿Existe algún suplemento nutricional o medicamento que se deba tomar junto con el tratamiento con Células Madre?</text:span></text:p>
      <text:p text:style-name="P37"><text:span text:style-name="T15">Nuestros médicos prescribirán suplementos nutricionales específicos: vitaminas, citoquinas, hormonas o terapias coadyudantes al tratamiento, que pueden mejorar los beneficios potenciales de la terapia con Células Madre. Tales prescripciones se harán en forma individual, dependiendo de la evaluación particular de cada paciente.</text:span></text:p>
      <text:p text:style-name="P18"/>
      <text:p text:style-name="P37"><text:span text:style-name="T17">ADVERTENCIA: No diagnosticamos ni tratamos a través de este sitio web o por teléfono. Le ofrecemos los tratamientos anteriores a través de una relación establecida de médico/paciente que requiere del contacto directo con el médico con el paciente. Una vez más, los visitantes deben ser conscientes de que no estamos afirmando que todas las aplicaciones presentes o futuras que utilizan estos tratamientos autólogos son aprobados por la FDA, o más aún, que sean efectivos. </text:span></text:p>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No_20_Spacing"><text:span text:style-name="T12">USO CLINICO</text:span></text:p>
      <text:p text:style-name="P16"/>
      <text:p text:style-name="No_20_Spacing"><text:span text:style-name="T13">Alzheimer</text:span></text:p>
      <text:p text:style-name="P25"/>
      <text:p text:style-name="No_20_Spacing"><text:span text:style-name="T1">¿Qué es la enfermedad de Alzheimer?</text:span></text:p>
      <text:p text:style-name="P26"/>
      <text:p text:style-name="P37"><text:span text:style-name="T7">Alzheimer es una enfermedad neurológica progresiva que causa daño irreversible a las neuronas e interfiere con la transferencia de información entre ellas, produciendo la pérdida de habilidades intelectuales, como capacidad de memorizar y razonar, que empeora hasta impedir al individuo un funcionamiento normal en su vida cotidiana, su ambiente social y su trabajo.</text:span></text:p>
      <text:p text:style-name="P26"/>
      <text:p text:style-name="P37"><text:span text:style-name="T7">En un cerebro sano, hay más de 100 mil millones de células nerviosas conectadas a las extensiones que las intercomunican. Con la aparición de la enfermedad de Alzheimer, la transferencia de información y número de neuronas disminuyen significativamente. Esto da lugar a los siguientes síntomas característicos de la enfermedad de Alzheimer:</text:span></text:p>
      <text:p text:style-name="P26"/>
      <text:list xml:id="list2845638190" text:style-name="WWNum9">
        <text:list-item>
          <text:p text:style-name="P45"><text:span text:style-name="T7">Pérdida de la memoria</text:span></text:p>
        </text:list-item>
        <text:list-item>
          <text:p text:style-name="P45"><text:span text:style-name="T7">Dificultad para completar las tareas normales</text:span></text:p>
        </text:list-item>
        <text:list-item>
          <text:p text:style-name="P45"><text:span text:style-name="T7">Dificultad con la interpretación de la información visual</text:span></text:p>
        </text:list-item>
        <text:list-item>
          <text:p text:style-name="P45"><text:span text:style-name="T7">La incapacidad para hablar y/o escribir</text:span></text:p>
        </text:list-item>
        <text:list-item>
          <text:p text:style-name="P45"><text:span text:style-name="T7">Cambio en el estado de ánimo</text:span></text:p>
        </text:list-item>
        <text:list-item>
          <text:p text:style-name="P45"><text:span text:style-name="T7">Trastorno de conducta</text:span></text:p>
        </text:list-item>
      </text:list>
      <text:p text:style-name="P26"/>
      <text:p text:style-name="P37"><text:span text:style-name="T33">Cada 70 segundos, alguien en América desarrolla la enfermedad de Alzheimer. Aunque la causa es todavía desconocida, la mayoría de los expertos coinciden en que no es causado por un solo factor. Sin embargo, un factor común es la edad avanzada. Se estima que una de cada ocho personas mayores de 60 años en América padecen de la enfermedad de Alzheimer y su incidencia es aun más alta en Latinoamérica y el Carbe. Mundialmente existen 35.6 millones de pacientes con Alzheimer, esta cifra esta supuesta a doblarse para el 2030 y a triplicarse para el 2050.</text:span></text:p>
      <text:p text:style-name="P46"/>
      <text:p text:style-name="P37"><text:span text:style-name="T7">La investigación científica sobre el Alzheimer ya está dando resultados sobre el impacto de la enfermedad entre los hispanos/latinos. Según el informe </text:span><text:span text:style-name="T10">Hechos y Estadísticas sobre la Enfermedad de Alzheimer 2010</text:span><text:span text:style-name="T7"> de la Alzheimer’s Association, el riesgo de desarrollar el Alzheimer en los hispanos es 1,5 veces mayor que en los norteamericanos blancos no hispanos. Los hispanos son el grupo étnico más creciente en los Estados Unidos. Durante la primera mitad del siglo 21 el número de ancianos hispanos que sufren del Alzheimer u otro tipo de demencia puede incrementarse hasta seis veces, de menos de 200.000 personas afectadas actualmente hasta 1,3 millones para el año 2050.</text:span></text:p>
      <text:list xml:id="list3912565130" text:style-name="WWNum6">
        <text:list-item>
          <text:p text:style-name="P27"/>
        </text:list-item>
      </text:list>
      <text:p text:style-name="P37"><text:span text:style-name="T7">Para el año 2050, la expectativa de vida de los latinos sobrepasará la de todos los otros grupos étnicos en los Estados Unidos, llegando a los 87 años de edad.</text:span></text:p>
      <text:p text:style-name="P26"><text:soft-page-break/></text:p>
      <text:p text:style-name="P37"><text:span text:style-name="T1">¿Qué sucede con las células del cerebro en la enfermedad de Alzheimer?</text:span></text:p>
      <text:p text:style-name="P37"><text:span text:style-name="T7">Para cumplir con sus funciones, nuestro cerebro requiere intercomunicación entre las neuronas. Cada grupo de éstas controla una función corporal determinada, actuando como pequeñas fábricas y realizando cada tarea de manera rutinaria. En un paciente con Alzheimer, esta coordinación se interrumpe por un daño progresivo en la comunicación intercelular y la muerte neuronal. </text:span></text:p>
      <text:p text:style-name="P25"/>
      <text:p text:style-name="No_20_Spacing"><text:span text:style-name="T1">¿Cómo podrían ayudar las Células Madre en la enfermedad de Alzheimer?</text:span></text:p>
      <text:p text:style-name="P37"><text:span text:style-name="T7">Las Células Madre son bien conocidas por su capacidad para diferenciarse en múltiples tipos de tejidos y órganos, además tienen propiedades inmunomoduladoras. Las Células Madre adultas son capaces de desarrollar tejido cerebral sano, en pacientes con la enfermedad de Alzheimer.</text:span></text:p>
      <text:p text:style-name="P26"/>
      <text:p text:style-name="P37"><text:span text:style-name="T7">Los tratamientos de Células Madre adultas tienen la capacidad para ayudar a la reconstrucción de las fibras nerviosas y neuronas dañadas. Esto podría reparar el daño causado en las etapas progresivas de la enfermedad de Alzheimer que se traduce en la progresión de discapacidad permanente.</text:span></text:p>
      <text:p text:style-name="P25"/>
      <text:p text:style-name="No_20_Spacing"><text:span text:style-name="T1">¿Cómo se administran las Células Madre para la enfermedad de Alzheimer?</text:span></text:p>
      <text:p text:style-name="P37"><text:span text:style-name="T7">Como tratamiento potencial para la enfermedad de Alzheimer, hemos encontrado que la mejor forma en que las Células Madre pueden ser administradas es:</text:span></text:p>
      <text:p text:style-name="No_20_Spacing"><text:span text:style-name="T7"><text:line-break/></text:span><text:span text:style-name="T1">Vía Intravenosa: </text:span></text:p>
      <text:p text:style-name="P37"><text:span text:style-name="T7">Las Células Madre se aplican en un suero que es administrado al paciente en la vena. Antes de hacer esta aplicación, se administra manitol para abrir la barrera hematoencefálica, permitiendo que las Células Madre lleguen al cerebro en mayor cantidad.</text:span></text:p>
      <text:p text:style-name="P25"/>
      <text:p text:style-name="No_20_Spacing"><text:span text:style-name="T1">¿Deberíamos estar investigando las Células Madre?</text:span></text:p>
      <text:p text:style-name="P37"><text:span text:style-name="T7">Sí. Científicos de todo el mundo creen que hay suficiente evidencia para sugerir que las Células Madre tienen un potencial real como una terapia para la enfermedad de Alzheimer. Esta evidencia proviene de una multitud de los primeros estudios clínicos. Ellos creen que ha llegado el momento de un esfuerzo concertado e internacional en la investigación de Células en la enfermedad de Alzheimer.</text:span></text:p>
      <text:p text:style-name="P25"/>
      <text:p text:style-name="No_20_Spacing"><text:span text:style-name="T1">¿Son las Células Madre una terapia aprobada por la FDA para la enfermedad de Alzheimer?</text:span></text:p>
      <text:p text:style-name="P37"><text:span text:style-name="T7">No. En este momento no hay ninguna aprobación de la FDA en las terapias con Células Madre para la enfermedad de Alzheimer. Todas las terapias con Células Madre para la enfermedad de Alzheimer son actualmente terapias "experimentales". </text:span></text:p>
      <text:p text:style-name="P26"/>
      <text:p text:style-name="P37"><text:span text:style-name="T19">La FDA (Federal Drugs Administration) regula drogas y equipos médicos, pero no regula la práctica medica, por tanto no regula el uso de Células Madre adultas si son homólogas (del mismo paciente), son utilizadas el mismo día y si el proceso se realiza con mínima manipulación. Sin embargo regula el uso de Células Madre cultivadas, embrionarias y heterólogas (de un donante para un receptor).</text:span></text:p>
      <text:p text:style-name="P26"/>
      <text:p text:style-name="No_20_Spacing"><text:span text:style-name="T30">¿Qué tan efectivas pueden ser las Células Madre?</text:span></text:p>
      <text:p text:style-name="P37"><text:soft-page-break/><text:span text:style-name="T27">Uno de nuestros objetivos, a través de los estudios con Células Madre, es entender lo que es una terapia de Células Madre en particular lo que puede ser capaz de lograr. Por ejemplo, ¿tiene el potencial de frenar la progresión de la enfermedad, en sustitución de las células dañadas y recuerdos, o ambos? Con este objetivo en mente, seguimos estudiando estas enfermedades y el efecto completo de la terapia de Células Madre para cada enfermedad. Como anécdota, estos resultados han sido muy positivos, pero hay más cosas que hay que hacer para determinar la eficacia exacta de estas terapias.</text:span></text:p>
      <text:p text:style-name="P47"/>
      <text:p text:style-name="No_20_Spacing"><text:span text:style-name="T30">He recibido un trasplante de Células Madre, ¿cuánto tiempo tardarán en funcionar?</text:span></text:p>
      <text:p text:style-name="P37"><text:span text:style-name="T27">Después de que las Células Madre se han administrado en el cuerpo de alguien, éstas van a ir al lugar que necesita ser reparado y luego se obtiene el efecto deseado. Este proceso toma tiempo y, aunque es difícil predecir exactamente cuánto tiempo, lo más probable es que va a tomar varias semanas o meses, en promedio, para ver el efecto completo deseado.</text:span></text:p>
      <text:p text:style-name="P48"/>
      <text:p text:style-name="No_20_Spacing"><text:span text:style-name="T30">¿Podría repetirse una terapia con Células Madre?</text:span></text:p>
      <text:p text:style-name="P37"><text:span text:style-name="T27">Sí, una terapia con Células Madre se puede repetir. Los estudios actuales indican la fuerte posibilidad de un efecto acumulativo de múltiples terapias con Células Madre de un paciente recibe para su condición. Estudios a largo plazo intentarán entender mejor esto en detalle.</text:span></text:p>
      <text:p text:style-name="P48"/>
      <text:p text:style-name="No_20_Spacing"><text:span text:style-name="T30">La terapia con Células Madre podría ser utilizado al mismo tiempo que otras terapias?</text:span></text:p>
      <text:p text:style-name="P37"><text:span text:style-name="T27">No lo sabemos aún. Esto no va a ser estudiado en los primeros ensayos clínicos, ya que esto haría muy difícil medir los verdaderos efectos de la terapia de Células Madre. Sin embargo, una terapia de combinación puede ser eficaz para la enfermedad de Alzheimer y es probable que sea estudiado en el futuro.</text:span></text:p>
      <text:p text:style-name="P48"/>
      <text:p text:style-name="P49"/>
      <text:p text:style-name="P49"/>
      <text:p text:style-name="P10"/>
      <text:p text:style-name="No_20_Spacing"><text:span text:style-name="T2">Diabetes Mellitus tipo 1 y 2</text:span></text:p>
      <text:p text:style-name="P16"/>
      <text:p text:style-name="No_20_Spacing"><text:span text:style-name="T1">¿Qué es la Diabetes?</text:span></text:p>
      <text:p text:style-name="P37"><text:span text:style-name="T7">La Diabetes es la condición en la cual el cuerpo no procesa correctamente los alimentos para su uso como energía. La mayor parte de los alimentos que ingerimos se convierte en glucosa, o azúcar, que nuestro cuerpo utiliza como energía. El páncreas, un órgano que se encuentra cerca del estómago, produce una hormona llamada insulina para ayudar a que la glucosa ingrese en las células de nuestro cuerpo. Cuando usted tiene Diabetes, su cuerpo no produce suficiente insulina o la produce pero de calidad deficiente. Esto hace que los azúcares se acumulen en la sangre. Es por eso que muchas personas se refieren a la Diabetes como "azúcar". La Diabetes puede causar complicaciones de salud graves, como enfermedades del corazón, ceguera, insuficiencia renal y amputaciones de las extremidades.</text:span></text:p>
      <text:p text:style-name="P37"><text:span text:style-name="T7"><text:line-break/>La Diabetes es la séptima causa principal de muerte en los Estados Unidos. Se caracteriza por niveles inusualmente altos de glucosa de azúcar en la sangre, que es </text:span><text:soft-page-break/><text:span text:style-name="T7">responsable de gran parte de las complicaciones de la enfermedad, como la enfermedad hepática y el accidente cerebrovascular.</text:span></text:p>
      <text:p text:style-name="P25"/>
      <text:p text:style-name="No_20_Spacing"><text:span text:style-name="T1">¿Cómo se diagnostica la Diabetes?</text:span><text:span text:style-name="T7"><text:line-break/>El diagnóstico de Diabetes se hace mediante un simple análisis de sangre, el cual mide el nivel de glucosa en sangre. Por lo general, estas pruebas se repiten en un día posterior para confirmar el diagnóstico.<text:line-break/><text:line-break/>Ambas formas y todas las etapas de la Diabetes son graves, con muchas complicaciones posibles, afectando diferentes órganos, ejemplo, ojos, corazón, riñones (nefropatías) y daño a los nervios (neuropatías).</text:span></text:p>
      <text:p text:style-name="P25"/>
      <text:p text:style-name="P25"/>
      <text:p text:style-name="P37"><text:span text:style-name="T1">¿Cuáles son los diferentes tipos de Diabetes?</text:span></text:p>
      <text:p text:style-name="P37"><text:span text:style-name="T1"><text:line-break/></text:span><text:span text:style-name="T7">La Diabetes tipo 1 es una enfermedad autoinmune donde el sistema inmunológico del cuerpo ataca a las células productoras de insulina del páncreas. Las personas con Diabetes tipo 1 no pueden producir insulina, <text:s/>la producen insuficiente o de mala calidad y requieren inyecciones de insulina para toda la vida para sobrevivir. La enfermedad puede ocurrir a cualquier edad, aunque ocurre principalmente en niños y adultos jóvenes. La Diabetes tipo 1 se refiere a veces como Diabetes de comienzo juvenil (concepto utilizado en el pasado) o Diabetes dependiente de insulina.</text:span></text:p>
      <text:p text:style-name="P37"><text:span text:style-name="T7"><text:line-break/>La Diabetes tipo 2 está asociada con factores hereditarios y factores de riesgo, estilo de vida, mala alimentación, actividad física insuficiente y exceso de peso u obesidad. Las personas con Diabetes tipo 2 pueden ser capaces de controlar su enfermedad a través de cambios en estilo de vida, sin embargo, los medicamentos para la Diabetes y/o inyecciones de insulina también puede ser necesaria para controlar los niveles de azúcar en la sangre. La Diabetes tipo 2 se presenta principalmente en personas mayores de 40 años de edad, sin embargo, actualmente se presenta cada vez más frecuente en los grupos de edad más jóvenes.</text:span></text:p>
      <text:p text:style-name="P25"/>
      <text:p text:style-name="No_20_Spacing"><text:span text:style-name="T1">¿Cuáles son los síntomas comunes de las personas que sufren de Diabetes?<text:line-break/>Síntomas Diabetes Tipo 1:</text:span></text:p>
      <text:list xml:id="list296105976" text:style-name="WWNum17">
        <text:list-item>
          <text:p text:style-name="P63"><text:span text:style-name="T7">Debilidad inexplicable y fatiga</text:span></text:p>
        </text:list-item>
        <text:list-item>
          <text:p text:style-name="P63"><text:span text:style-name="T7">Falta de energía</text:span></text:p>
        </text:list-item>
        <text:list-item>
          <text:p text:style-name="P63"><text:span text:style-name="T7">Hambre excesiva (polifasia)</text:span></text:p>
        </text:list-item>
        <text:list-item>
          <text:p text:style-name="P63"><text:span text:style-name="T7">Micción frecuente incluyendo la enuresis (poliurea)</text:span></text:p>
        </text:list-item>
        <text:list-item>
          <text:p text:style-name="P63"><text:span text:style-name="T7">Micosis en piel </text:span></text:p>
        </text:list-item>
        <text:list-item>
          <text:p text:style-name="P63"><text:span text:style-name="T7">Náuseas y vómitos</text:span></text:p>
        </text:list-item>
        <text:list-item>
          <text:p text:style-name="P63"><text:span text:style-name="T7">Pérdida de peso</text:span></text:p>
        </text:list-item>
        <text:list-item>
          <text:p text:style-name="P63"><text:span text:style-name="T7">Prurito (Deshidratación piel)</text:span></text:p>
        </text:list-item>
        <text:list-item>
          <text:p text:style-name="P63"><text:span text:style-name="T7">Secreción vaginal o comezón en las niñas (micosis vaginal)</text:span></text:p>
        </text:list-item>
        <text:list-item>
          <text:p text:style-name="P63"><text:span text:style-name="T7">Sed excesiva (polidipsia)</text:span></text:p>
        </text:list-item>
        <text:list-item>
          <text:p text:style-name="P63"><text:span text:style-name="T7">Visión borrosa</text:span></text:p>
        </text:list-item>
      </text:list>
      <text:p text:style-name="P57"/>
      <text:p text:style-name="No_20_Spacing"><text:span text:style-name="T1">Síntomas Diabetes Tipo 2:</text:span></text:p>
      <text:list xml:id="list2378543330" text:style-name="WWNum18">
        <text:list-item>
          <text:p text:style-name="P64"><text:span text:style-name="T7">Cansancio</text:span></text:p>
        </text:list-item>
        <text:list-item>
          <text:p text:style-name="P64"><text:span text:style-name="T7">Entumecimiento y hormigueo en los pies o las piernas (neuropatías)</text:span></text:p>
        </text:list-item>
        <text:list-item>
          <text:p text:style-name="P64"><text:span text:style-name="T7">Hongos </text:span></text:p>
        </text:list-item>
        <text:list-item>
          <text:p text:style-name="P64"><text:span text:style-name="T7">Infecciones recurrentes</text:span></text:p>
        </text:list-item>
        <text:list-item>
          <text:p text:style-name="P64"><text:span text:style-name="T7">Orinar con más frecuencia (poliurea)</text:span></text:p>
        </text:list-item>
        <text:list-item>
          <text:p text:style-name="P64"><text:span text:style-name="T7">Perdida de energía</text:span></text:p>
        </text:list-item>
        <text:list-item>
          <text:p text:style-name="P64"><text:soft-page-break/><text:span text:style-name="T7">Sentir sed todo el tiempo (polidipsia)</text:span></text:p>
        </text:list-item>
        <text:list-item>
          <text:p text:style-name="P64"><text:span text:style-name="T7">Visión borrosa</text:span></text:p>
        </text:list-item>
      </text:list>
      <text:p text:style-name="P67"/>
      <text:p text:style-name="No_20_Spacing"><text:span text:style-name="T1">¿Cómo podrían ayudar las Células Madre en la Diabetes? </text:span></text:p>
      <text:p text:style-name="P37"><text:span text:style-name="T7">Se está estudiando la terapia de Células Madre del tejido adiposo y/o Médula Ósea, como nueva alternativa de tratamiento para ayudar a controlar las complicaciones de la Diabetes. Las Células Madre obtenidas de un paciente pueden tener el potencial de reemplazar un sinnúmero de células del cuerpo, incluyendo las células productoras de insulina. (Células B- del los islotes de Langerhans).</text:span></text:p>
      <text:p text:style-name="P37"><text:span text:style-name="T7"><text:line-break/>La investigación actual con terapia de Células Madre adultas tiene la esperanza de convertir Células Madre en células productoras de insulina, aportaría un gran avance hacia la enfermedad. Las mejoras se han visto en los siguientes síntomas después del tratamiento:</text:span></text:p>
      <text:p text:style-name="P26"/>
      <text:list xml:id="list4051983738" text:style-name="WWNum19">
        <text:list-item>
          <text:p text:style-name="P51"><text:span text:style-name="T7">Mejor control glucémico</text:span></text:p>
        </text:list-item>
        <text:list-item>
          <text:p text:style-name="P51"><text:span text:style-name="T7">Disminuciones significativas en los requerimientos de insulina</text:span></text:p>
        </text:list-item>
        <text:list-item>
          <text:p text:style-name="P51"><text:span text:style-name="T7">Los niveles de energía más altos</text:span></text:p>
        </text:list-item>
      </text:list>
      <text:p text:style-name="P25"/>
      <text:p text:style-name="P37"><text:span text:style-name="T1">¿Cómo se administran las Células Madre para la Diabetes?</text:span></text:p>
      <text:p text:style-name="P37"><text:span text:style-name="T7">Como tratamiento potencial para la Diabetes, hemos encontrado que la mejor forma en que las Células Madre pueden ser administradas es:</text:span></text:p>
      <text:p text:style-name="P26"/>
      <text:p text:style-name="No_20_Spacing"><text:span text:style-name="T1">Vía Intravenosa: </text:span></text:p>
      <text:p text:style-name="P37"><text:span text:style-name="T7">Las Células Madre se aplican en un suero que será administrado al paciente vía intravenosa. </text:span></text:p>
      <text:p text:style-name="P26"/>
      <text:p text:style-name="P37"><text:span text:style-name="T7">En el caso de la Diabetes tipo I, nuestro protocolo incluye la remoción de anticuerpos en la muestra y la aplicación de péptidos antes y después del tratamiento, con el objetivo de optimizar los resultados.</text:span></text:p>
      <text:p text:style-name="P25"/>
      <text:p text:style-name="P37"><text:span text:style-name="T1">¿Están las Células Madre aprobadas por la FDA en el tratamiento de la Diabetes?</text:span></text:p>
      <text:p text:style-name="P37"><text:span text:style-name="T7">No. En este momento no está aprobada por la FDA las terapias con Células Madre para la Diabetes. Todas las terapias con Células Madre para la Diabetes son actualmente terapias "experimentales". Esto significa que la FDA desconoce si las Células Madre son eficaces para las personas con Diabetes. La única manera de determinar la efectividad de la terapia con Células Madre es a través de estudios y ensayos clínicos que se están realizando actualmente en los EE.UU.</text:span></text:p>
      <text:p text:style-name="P61"/>
      <text:p text:style-name="P61"/>
      <text:p text:style-name="P61"/>
      <text:p text:style-name="No_20_Spacing"><text:span text:style-name="T13">Enfermedades Autoinmunes</text:span></text:p>
      <text:p text:style-name="P60"/>
      <text:p text:style-name="No_20_Spacing"><text:span text:style-name="T1">¿Cuáles son las enfermedades autoinmunes?</text:span></text:p>
      <text:p text:style-name="P37"><text:span text:style-name="T7">El sistema inmunológico del cuerpo es una red compleja de células y órganos especiales que defiende al cuerpo contra los gérmenes y otros invasores extraños. Para que el sistema inmunológico funcione correctamente, se necesita la capacidad de saber la diferencia entre lo que es propio y lo que es extraño. Cuando el sistema inmunológico no puede determinar lo que es propio y lo que es extraño, ataca a las </text:span><text:soft-page-break/><text:span text:style-name="T7">células normales por error. El resultado de estos ataques equivocados sobre su propio cuerpo provoca el daño que conocemos como enfermedad autoinmune. Las partes del cuerpo que se ven afectadas dependen del tipo de enfermedad autoinmune. Hay más de 80 tipos conocidos.</text:span></text:p>
      <text:p text:style-name="P26"/>
      <text:p text:style-name="No_20_Spacing"><text:span text:style-name="T1">¿Cuáles son los tipos más comunes de las enfermedades autoinmunes?</text:span></text:p>
      <text:p text:style-name="P37"><text:span text:style-name="T7">Hoy en día, más de 23,5 millones de personas sufren de más de ochenta tipos diferentes de enfermedades autoinmunes conocidas. Las enfermedades autoinmunes más comunes son:</text:span></text:p>
      <text:p text:style-name="P26"/>
      <text:p text:style-name="P37"><text:span text:style-name="T7">Parkinson: xxxx </text:span></text:p>
      <text:p text:style-name="P37"><text:span text:style-name="T7">Fibromialgia reumática:</text:span></text:p>
      <text:p text:style-name="P37"><text:span text:style-name="T1">Lupus:</text:span><text:span text:style-name="T7"> Es una enfermedad donde el sistema inmune del cuerpo, que normalmente funciona para proteger contra invasores extraños, se vuelve hiperactivo, la formación de anticuerpos que atacan a los tejidos normales y los órganos, incluyendo la piel, las articulaciones, los riñones, el cerebro, el corazón, los pulmones y la sangre.</text:span></text:p>
      <text:p text:style-name="P26"/>
      <text:p text:style-name="P37"><text:span text:style-name="T1">Esclerosis Múltiple:</text:span><text:span text:style-name="T7"> es una enfermedad consistente en la aparición de lesiones </text:span><text:a xlink:type="simple" xlink:href="http://es.wikipedia.org/wiki/Mielina" text:style-name="ListLabel_20_143" text:visited-style-name="ListLabel_20_143"><text:span text:style-name="Internet_20_link"><text:span text:style-name="T36">desmielinizantes</text:span></text:span></text:a><text:span text:style-name="T7">, </text:span><text:a xlink:type="simple" xlink:href="http://es.wikipedia.org/w/index.php?title=Neurodegenerativa&amp;action=edit&amp;redlink=1" text:style-name="ListLabel_20_143" text:visited-style-name="ListLabel_20_143"><text:span text:style-name="Internet_20_link"><text:span text:style-name="T36">neurodegenerativas</text:span></text:span></text:a><text:span text:style-name="T7"> y crónicas del </text:span><text:a xlink:type="simple" xlink:href="http://es.wikipedia.org/wiki/Sistema_nervioso_central" text:style-name="ListLabel_20_143" text:visited-style-name="ListLabel_20_143"><text:span text:style-name="Internet_20_link"><text:span text:style-name="T36">sistema nervioso central</text:span></text:span></text:a><text:span text:style-name="T7">. Es una enfermedad donde el sistema inmune ataca la capa protectora alrededor de los nervios. El daño afecta el cerebro y la médula espinal.</text:span></text:p>
      <text:p text:style-name="P25"/>
      <text:p text:style-name="P37"><text:span text:style-name="T1">Diabetes tipo I:</text:span><text:span text:style-name="T7"> Es una enfermedad en la cual el sistema inmunológico ataca las células que producen la insulina, una hormona necesaria para controlar los niveles de azúcar en la sangre. Como resultado, el cuerpo no puede producir insulina. Sin insulina, el exceso de azúcar permanece en la sangre. Demasiada azúcar en la sangre puede dañar los ojos, riñones, nervios, las encías y los dientes. Pero el problema más grave causada por la Diabetes es la enfermedad cardíaca.</text:span></text:p>
      <text:p text:style-name="P25"/>
      <text:p text:style-name="P37"><text:span text:style-name="T1">Enfermedad de Crohn:</text:span><text:span text:style-name="T7"> Es una enfermedad crónica de origen desconocido que quizás tiene un componente </text:span><text:a xlink:type="simple" xlink:href="http://es.wikipedia.org/wiki/Enfermedad_autoinmune" text:style-name="ListLabel_20_143" text:visited-style-name="ListLabel_20_143"><text:span text:style-name="Internet_20_link"><text:span text:style-name="T36">autoinmune</text:span></text:span></text:a><text:span text:style-name="T7"> en la cual el </text:span><text:a xlink:type="simple" xlink:href="http://es.wikipedia.org/wiki/Sistema_inmunitario" text:style-name="ListLabel_20_143" text:visited-style-name="ListLabel_20_143"><text:span text:style-name="Internet_20_link"><text:span text:style-name="T36">sistema inmunitario</text:span></text:span></text:a><text:span text:style-name="T7"> del individuo ataca su propio intestino produciendo inflamación. Frecuentemente la parte afectada es el </text:span><text:a xlink:type="simple" xlink:href="http://es.wikipedia.org/wiki/%C3%8Dleon" text:style-name="ListLabel_20_143" text:visited-style-name="ListLabel_20_143"><text:span text:style-name="Internet_20_link"><text:span text:style-name="T36">íleon</text:span></text:span></text:a><text:span text:style-name="T7"> o tramo final del </text:span><text:a xlink:type="simple" xlink:href="http://es.wikipedia.org/wiki/Intestino_delgado" text:style-name="ListLabel_20_143" text:visited-style-name="ListLabel_20_143"><text:span text:style-name="Internet_20_link"><text:span text:style-name="T36">intestino delgado</text:span></text:span></text:a><text:span text:style-name="T7">, aunque la enfermedad puede aparecer en cualquier lugar del tracto digestivo.</text:span></text:p>
      <text:p text:style-name="P26"/>
      <text:p text:style-name="P37"><text:span text:style-name="T1">Artritis Reumatoide: </text:span><text:span text:style-name="T7"><text:s/>Es una enfermedad en la cual el sistema inmune ataca el revestimiento de las articulaciones de todo el cuerpo.</text:span></text:p>
      <text:p text:style-name="P26"/>
      <text:p text:style-name="P37"><text:span text:style-name="T1">Alopecia areata:</text:span><text:span text:style-name="T7"> Es una enfermedad en la que los folículos pilosos son atacados por el sistema inmunológico. Por lo general, no amenaza la salud , pero puede afectar en gran medida la forma en que una persona se ve.</text:span></text:p>
      <text:p text:style-name="P25"/>
      <text:p text:style-name="P37"><text:span text:style-name="T1">Hepatitis autoinmune:</text:span><text:span text:style-name="T7"> El sistema inmunitario ataca y destruye las células del hígado. Esto puede conducir a la cicatrización y endurecimiento del hígado , y, posiblemente, insuficiencia hepática.</text:span></text:p>
      <text:p text:style-name="P26"/>
      <text:p text:style-name="P37"><text:span text:style-name="T1">Enfermedad celíaca:</text:span><text:span text:style-name="T7"> Es un proceso frecuente, de naturaleza </text:span><text:a xlink:type="simple" xlink:href="http://es.wikipedia.org/wiki/Enfermedad_autoinmune" text:style-name="ListLabel_20_143" text:visited-style-name="ListLabel_20_143"><text:span text:style-name="Internet_20_link"><text:span text:style-name="T36">autoinmune</text:span></text:span></text:a><text:span text:style-name="T7"> y con afectación </text:span><text:a xlink:type="simple" xlink:href="http://es.wikipedia.org/wiki/Sistema_(anatom%C3%ADa)" text:style-name="ListLabel_20_143" text:visited-style-name="ListLabel_20_143"><text:span text:style-name="Internet_20_link"><text:span text:style-name="T36">sistémica</text:span></text:span></text:a><text:span text:style-name="T7">. Las personas no pueden tolerar el gluten, una sustancia que se encuentra en el trigo, centeno y la cebada, y también algunos medicamentos. Cuando las personas con enfermedad celíaca comen alimentos o utilizan productos que tengan </text:span><text:soft-page-break/><text:span text:style-name="T7">gluten, el sistema inmunológico responde dañando el revestimiento del intestino delgado.</text:span></text:p>
      <text:p text:style-name="P26"/>
      <text:p text:style-name="P37"><text:span text:style-name="T7">Las personas son hipersensibles a la proteína presente del gluten</text:span><text:span text:style-name="T21"> (</text:span><text:span text:style-name="T7">gliadina), esta se encuentra en cereales como trigo, centeno y cebada, y también algunos medicamentos. Cuando las personas con enfermedad celíaca comen alimentos o utilizan productos que tengan gluten, el sistema inmunológico responde dañando el revestimiento del intestino delgado.</text:span></text:p>
      <text:p text:style-name="P26"/>
      <text:p text:style-name="P37"><text:span text:style-name="T1">La enfermedad de Graves (tiroides hiperactiva):</text:span><text:span text:style-name="T7"> Es una </text:span><text:a xlink:type="simple" xlink:href="http://es.wikipedia.org/wiki/Tiroiditis" text:style-name="ListLabel_20_143" text:visited-style-name="ListLabel_20_143"><text:span text:style-name="Internet_20_link"><text:span text:style-name="T36">tiroiditis</text:span></text:span></text:a><text:span text:style-name="T7"> </text:span><text:a xlink:type="simple" xlink:href="http://es.wikipedia.org/wiki/Enfermedad_autoinmune" text:style-name="ListLabel_20_143" text:visited-style-name="ListLabel_20_143"><text:span text:style-name="Internet_20_link"><text:span text:style-name="T36">autoinmune</text:span></text:span></text:a><text:span text:style-name="T7"> de </text:span><text:a xlink:type="simple" xlink:href="http://es.wikipedia.org/wiki/Etiolog%C3%ADa" text:style-name="ListLabel_20_143" text:visited-style-name="ListLabel_20_143"><text:span text:style-name="Internet_20_link"><text:span text:style-name="T36">etiología</text:span></text:span></text:a><text:span text:style-name="T7"> no muy bien conocida, que estimula la </text:span><text:a xlink:type="simple" xlink:href="http://es.wikipedia.org/wiki/Gl%C3%A1ndula_tiroides" text:style-name="ListLabel_20_143" text:visited-style-name="ListLabel_20_143"><text:span text:style-name="Internet_20_link"><text:span text:style-name="T36">glándula tiroides</text:span></text:span></text:a><text:span text:style-name="T7">, y genera una estimulación que cursa con un exceso de producción de hormona tiroidea.</text:span></text:p>
      <text:p text:style-name="P25"/>
      <text:p text:style-name="P37"><text:span text:style-name="T1">La tiroiditis de Hashimoto</text:span><text:span text:style-name="T7">: Es una enfermedad de carácter </text:span><text:a xlink:type="simple" xlink:href="http://es.wikipedia.org/wiki/Autoinmune" text:style-name="ListLabel_20_143" text:visited-style-name="ListLabel_20_143"><text:span text:style-name="Internet_20_link"><text:span text:style-name="T36">autoinmune</text:span></text:span></text:a><text:span text:style-name="T7"> (por autoanticuerpos antitiroideos), que provoca inflamación del tiroides (tiroiditis) y pueda causar </text:span><text:a xlink:type="simple" xlink:href="http://es.wikipedia.org/wiki/Bocio" text:style-name="ListLabel_20_143" text:visited-style-name="ListLabel_20_143"><text:span text:style-name="Internet_20_link"><text:span text:style-name="T36">bocio</text:span></text:span></text:a><text:span text:style-name="T7"> e </text:span><text:a xlink:type="simple" xlink:href="http://es.wikipedia.org/wiki/Hipotiroidismo" text:style-name="ListLabel_20_143" text:visited-style-name="ListLabel_20_143"><text:span text:style-name="Internet_20_link"><text:span text:style-name="T36">hipotiroidismo</text:span></text:span></text:a><text:span text:style-name="T7">. </text:span></text:p>
      <text:p text:style-name="P37"><text:span text:style-name="T7"><text:line-break/></text:span><text:span text:style-name="T1">Psoriasis: </text:span><text:span text:style-name="T7">Es una enfermedad </text:span><text:a xlink:type="simple" xlink:href="http://es.wikipedia.org/wiki/Inflamaci%C3%B3n" text:style-name="ListLabel_20_143" text:visited-style-name="ListLabel_20_143"><text:span text:style-name="Internet_20_link"><text:span text:style-name="T36">inflamatoria</text:span></text:span></text:a><text:span text:style-name="T7"> crónica de la </text:span><text:a xlink:type="simple" xlink:href="http://es.wikipedia.org/wiki/Piel" text:style-name="ListLabel_20_143" text:visited-style-name="ListLabel_20_143"><text:span text:style-name="Internet_20_link"><text:span text:style-name="T36">piel</text:span></text:span></text:a><text:span text:style-name="T7"> que produce lesiones escamosas engrosadas e inflamadas, con una amplia variabilidad clínica y evolutiva. Puede afectar a cualquier parte de la piel, frecuentemente a las zonas de codos, rodillas, </text:span><text:a xlink:type="simple" xlink:href="http://es.wikipedia.org/wiki/Cuero_cabelludo" text:style-name="ListLabel_20_143" text:visited-style-name="ListLabel_20_143"><text:span text:style-name="Internet_20_link"><text:span text:style-name="T36">cuero cabelludo</text:span></text:span></text:a><text:span text:style-name="T7">, abdomen y espalda. </text:span></text:p>
      <text:p text:style-name="P25"/>
      <text:p text:style-name="No_20_Spacing"><text:span text:style-name="T1">¿Cómo podrían ayudar las Células Madre a las personas con enfermedades autoinmunes?</text:span></text:p>
      <text:p text:style-name="P37"><text:span text:style-name="T7">En la actualidad, las condiciones autoinmunes se tratan con agentes inmunosupresores como los esteroides, el metotrexate, ciclosporina, oro, y, más recientemente, infliximab (Remicade). A pesar de la inducción de mejora temporal, estos enfoques tienen la posibilidad de a largo plazo efectos negativos, así como la necesidad de un tratamiento de por vida.</text:span></text:p>
      <text:p text:style-name="P26"/>
      <text:p text:style-name="P37"><text:span text:style-name="T7">Hoy en día, los nuevos tratamientos y avances en la investigación están dando una nueva esperanza a las personas afectadas por estas enfermedades. Se están estudiando Células Madre de estudios clínicos autoinmunes por su eficacia en la mejora de las complicaciones en pacientes con todos los tipos de enfermedades autoinmunes, mediante el uso de Células Madre. Estos procedimientos pueden ayudar a los pacientes que no responden al tratamiento típico de drogas.</text:span></text:p>
      <text:p text:style-name="P25"/>
      <text:p text:style-name="No_20_Spacing"><text:span text:style-name="T1">¿Cuáles son los síntomas comunes de las personas que sufren de enfermedades autoinmunes?</text:span></text:p>
      <text:p text:style-name="P25"/>
      <text:p text:style-name="No_20_Spacing"><text:span text:style-name="T7">Con más de 80 tipos de enfermedades autoinmunes diferentes, los síntomas más comunes son:</text:span></text:p>
      <text:list xml:id="list3139850267" text:style-name="WWNum12">
        <text:list-item>
          <text:p text:style-name="P65"><text:span text:style-name="T7">Fatiga</text:span></text:p>
        </text:list-item>
        <text:list-item>
          <text:p text:style-name="P65"><text:span text:style-name="T7">Debilidad, problemas con la coordinación, el equilibrio, hablar y caminar.</text:span></text:p>
        </text:list-item>
        <text:list-item>
          <text:p text:style-name="P65"><text:span text:style-name="T7">Mareo.</text:span></text:p>
        </text:list-item>
        <text:list-item>
          <text:p text:style-name="P65"><text:span text:style-name="T7">Manos o pies fríos.</text:span></text:p>
        </text:list-item>
        <text:list-item>
          <text:p text:style-name="P65"><text:span text:style-name="T7">Temblores.</text:span></text:p>
        </text:list-item>
        <text:list-item>
          <text:p text:style-name="P65"><text:span text:style-name="T7">Visión borrosa.</text:span></text:p>
        </text:list-item>
        <text:list-item>
          <text:p text:style-name="P65"><text:span text:style-name="T7">Picazón en la piel.</text:span></text:p>
        </text:list-item>
        <text:list-item>
          <text:p text:style-name="P65"><text:span text:style-name="T7">Dolor en las articulaciones, rigidez, hinchazón.</text:span></text:p>
        </text:list-item>
        <text:list-item>
          <text:p text:style-name="P65"><text:span text:style-name="T7">Fiebre</text:span></text:p>
        </text:list-item>
        <text:list-item>
          <text:p text:style-name="P65"><text:span text:style-name="T7">Pérdida del cabello</text:span></text:p>
        </text:list-item>
        <text:list-item>
          <text:p text:style-name="P65"><text:soft-page-break/><text:span text:style-name="T7">Dificultad para deglutir.</text:span></text:p>
        </text:list-item>
      </text:list>
      <text:p text:style-name="P25"/>
      <text:p text:style-name="P25"/>
      <text:p text:style-name="P25"/>
      <text:p text:style-name="No_20_Spacing"><text:span text:style-name="T1">¿Cómo se administran las Células Madre para las enfermedades autoinmunes?</text:span></text:p>
      <text:p text:style-name="P37"><text:span text:style-name="T7">Como tratamiento potencial para las enfermedades autoinmunes, hemos encontrado que las mejores formas en que las Células Madre pueden ser administradas son:</text:span></text:p>
      <text:p text:style-name="No_20_Spacing"><text:span text:style-name="T1">Vía Intravenosa: </text:span></text:p>
      <text:p text:style-name="P37"><text:span text:style-name="T7">Las Células Madre se aplican en un suero que será administrado al paciente vía intravenosa. Antes de hacer esta aplicación realizamos un protocolo de remoción de anticuerpos en la muestra.</text:span></text:p>
      <text:p text:style-name="No_20_Spacing"><text:span text:style-name="T1">Inyecciones directas: </text:span></text:p>
      <text:p text:style-name="P37"><text:span text:style-name="T7">Se inyectan las Células Madre directamente en el sitio que necesita ser reparado. Es decir, los músculos y tendones.</text:span></text:p>
      <text:p text:style-name="P26"/>
      <text:p text:style-name="No_20_Spacing"><text:span text:style-name="T1">¿Deberíamos estar investigando las Células Madre?</text:span></text:p>
      <text:p text:style-name="P37"><text:span text:style-name="T7">Sí. Científicos de todo el mundo creen que hay suficiente evidencia para sugerir que las Células Madre tienen un potencial real como una terapia para las enfermedades autoinmunes. Esta evidencia proviene de una multitud de los primeros estudios clínicos. Ellos creen que ha llegado el momento de un esfuerzo concertado en la investigación de Células Madre y de un esfuerzo internacional para apoyar los estudios clínicos de las Células Madre para las enfermedades autoinmunes. </text:span></text:p>
      <text:p text:style-name="P25"/>
      <text:p text:style-name="No_20_Spacing"><text:span text:style-name="T1">¿Son las Células Madre una terapia aprobada por la FDA para la enfermedad autoinmune?</text:span></text:p>
      <text:p text:style-name="P37"><text:span text:style-name="T7">No. En este momento la FDA no aprobó las terapias con Células Madre para la enfermedad autoinmune. Todas las terapias con Células Madre para la enfermedad autoinmune son actualmente terapias "experimentales". Esto significa que la FDA no sabe si las Células Madre son eficaces para las personas con enfermedad autoinmune. La única manera de determinar la efectividad de la terapia con Células Madre es a través del tipo de estudios y ensayos clínicos que se están realizando actualmente en los EE.UU.</text:span></text:p>
      <text:p text:style-name="P25"/>
      <text:p text:style-name="No_20_Spacing"><text:span text:style-name="T1">¿Qué tan efectivas pueden ser las Células Madre?</text:span></text:p>
      <text:p text:style-name="P37"><text:span text:style-name="T7">Uno de nuestros objetivos, a través de nuestros estudios con Células Madre, es entender lo que es una terapia de Células Madre en particular lo que puede ser capaz de lograr. Por ejemplo, ¿tiene el potencial de frenar la progresión de la enfermedad, en sustitución de las células dañadas, o ambas? Con este objetivo en mente, seguimos estudiando estas enfermedades y el efecto completo de la terapia de Células Madre para cada enfermedad. Como anécdota, estos resultados han sido muy positivos, pero hay más cosas que hay que hacer para determinar la eficacia exacta de estas terapias.</text:span></text:p>
      <text:p text:style-name="P25"/>
      <text:p text:style-name="No_20_Spacing"><text:span text:style-name="T1">He recibido un trasplante de Células Madre, ¿cuánto tiempo tardarán en funcionar?</text:span></text:p>
      <text:p text:style-name="P37"><text:span text:style-name="T7">Después de que las Células Madre se han administrado en el cuerpo de alguien, éstas van a ir al lugar que necesita ser reparado (por ejemplo, área de daño) y luego se obtiene tener el efecto deseado. Este proceso toma tiempo y, aunque es difícil </text:span><text:soft-page-break/><text:span text:style-name="T7">predecir exactamente cuánto tiempo, lo más probable es que va a tomar varias semanas o meses, en promedio, para ver el efecto completo deseado.</text:span></text:p>
      <text:p text:style-name="P25"/>
      <text:p text:style-name="No_20_Spacing"><text:span text:style-name="T1">¿Podría repetirse una terapia con Células Madre?</text:span></text:p>
      <text:p text:style-name="P37"><text:span text:style-name="T7">Sí, una terapia con Células Madre se puede repetir. Los estudios actuales indican la fuerte posibilidad de un efecto acumulativo de múltiples terapias con Células Madre de un paciente recibió para su condición. Estudios a largo plazo intentarán entender mejor esto en detalle.</text:span></text:p>
      <text:p text:style-name="P61"/>
      <text:p text:style-name="P61"/>
      <text:p text:style-name="No_20_Spacing"><text:span text:style-name="T13">Enfermedades Pulmonares Obstructivas Crónicas (EPOC)</text:span></text:p>
      <text:p text:style-name="P25"/>
      <text:p text:style-name="No_20_Spacing"><text:span text:style-name="T1">¿Qué es la Enfermedad Pulmonar Obstructiva Crónica (EPOC)?</text:span></text:p>
      <text:p text:style-name="P37"><text:span text:style-name="T7">Enfermedad pulmonar obstructiva crónica (EPOC) describe un grupo de enfermedades pulmonares que hacen que sea difícil vaciar el aire de los pulmones. Esta dificultad puede conducir a la falta de aire (también llamada disnea) o la sensación de estar cansado. EPOC es una palabra que se puede utilizar para describir una persona con bronquitis crónica, enfisema o una combinación de éstos. EPOC es una condición diferente de asma, pero puede ser difícil distinguir entre la EPOC y el asma crónica.</text:span></text:p>
      <text:p text:style-name="P26"/>
      <text:p text:style-name="No_20_Spacing"><text:span text:style-name="T1">¿Qué causa la EPOC?</text:span></text:p>
      <text:p text:style-name="P37"><text:span text:style-name="T7">La causa más común de la EPOC es el tabaquismo, pero hay muchas otras causas. La inhalación de humo o contaminantes del aire puede causar que las glándulas mucosas que recubren los tubos bronquiales (bronquios) que producen más mucosidad de lo normal, y puede hacer que las paredes de los bronquios para espesar y se hinchan (inflaman). Este aumento de la mucosidad te hace toser, resultando frecuentemente en el aumento de la mucosidad (o flema). La EPOC puede desarrollarse en pequeñas cantidades de estos que son irritantes, inhalados durante un largo período de tiempo o si se inhalan grandes cantidades en un corto período de tiempo.</text:span></text:p>
      <text:p text:style-name="P25"/>
      <text:p text:style-name="P37"><text:span text:style-name="T7">Los factores ambientales y genéticos también pueden causar EPOC. Por ejemplo, la fuerte exposición a ciertos polvos en el trabajo, los productos químicos y la contaminación del aire en interiores o al aire libre puede contribuir a la EPOC. La razón por la que algunos fumadores nunca desarrollan la EPOC y por qué algunos no fumadores padecen esta enfermedad no se entiende completamente. Genes de la familia o la herencia probablemente juegan un papel importante en la que se desarrolla la EPOC.</text:span></text:p>
      <text:p text:style-name="P25"/>
      <text:p text:style-name="No_20_Spacing"><text:span text:style-name="T1">¿Cuáles son las etapas de la EPOC?</text:span></text:p>
      <text:p text:style-name="No_20_Spacing"><text:span text:style-name="T7">Hay 4 etapas de la EPOC. Ellos son:</text:span></text:p>
      <text:p text:style-name="No_20_Spacing"><text:span text:style-name="T9">Etapa I (leve)<text:line-break/></text:span><text:span text:style-name="T7">Puede que no sea consciente de los síntomas. Problemas subyacentes puede pasar desapercibida<text:line-break/>Tos crónica<text:line-break/>El exceso de producción de moco</text:span></text:p>
      <text:p text:style-name="P25"/>
      <text:p text:style-name="No_20_Spacing"><text:span text:style-name="T9">Etapa II (moderado)<text:line-break/></text:span><text:span text:style-name="T7">Mayor dificultad para respirar<text:line-break/>Tos y producción crónica de moco</text:span></text:p>
      <text:p text:style-name="P25"/>
      <text:p text:style-name="No_20_Spacing"><text:soft-page-break/><text:span text:style-name="T9">Etapa III (grave)<text:line-break/></text:span><text:span text:style-name="T7">Las exacerbaciones (síntomas severos) se vuelven más comunes<text:line-break/>Fatiga (sentirse cansado o agotado) o menos capaces de ejercitar<text:line-break/>Mayor dificultad para respirar<text:line-break/>La tos crónica y producción de moco con sibilancias y opresión en el pecho</text:span></text:p>
      <text:p text:style-name="P25"/>
      <text:p text:style-name="No_20_Spacing"><text:span text:style-name="T9">Etapa IV (muy grave)</text:span></text:p>
      <text:p text:style-name="No_20_Spacing"><text:span text:style-name="T7">Disnea severa</text:span></text:p>
      <text:p text:style-name="No_20_Spacing"><text:span text:style-name="T7">Las exacerbaciones pueden llegar a ser peligrosa para la vida</text:span></text:p>
      <text:p text:style-name="P20"/>
      <text:p text:style-name="No_20_Spacing"><text:span text:style-name="T1">¿Cuáles son los Síntomas más Comunes de las Personas Que sufren de EPOC?</text:span></text:p>
      <text:p text:style-name="No_20_Spacing"><text:span text:style-name="T7">El diagnóstico de la EPOC depende de la presencia de uno o más de los síntomas de la enfermedad.</text:span></text:p>
      <text:list xml:id="list2339790114" text:style-name="WWNum14">
        <text:list-item>
          <text:p text:style-name="P52"><text:span text:style-name="T7">Tos persistente</text:span></text:p>
        </text:list-item>
        <text:list-item>
          <text:p text:style-name="P52"><text:span text:style-name="T7">Aumento de moco o flema</text:span></text:p>
        </text:list-item>
        <text:list-item>
          <text:p text:style-name="P52"><text:span text:style-name="T7">Sibilancias</text:span></text:p>
        </text:list-item>
        <text:list-item>
          <text:p text:style-name="P52"><text:span text:style-name="T7">Presión en el pecho</text:span></text:p>
        </text:list-item>
        <text:list-item>
          <text:p text:style-name="P52"><text:span text:style-name="T7">Fatiga</text:span></text:p>
        </text:list-item>
        <text:list-item>
          <text:p text:style-name="P52"><text:span text:style-name="T7">Dolor de cabeza</text:span></text:p>
        </text:list-item>
        <text:list-item>
          <text:p text:style-name="P52"><text:span text:style-name="T7">Contracciones</text:span></text:p>
        </text:list-item>
        <text:list-item>
          <text:p text:style-name="P52"><text:span text:style-name="T7">Hinchazón</text:span></text:p>
        </text:list-item>
        <text:list-item>
          <text:p text:style-name="P52"><text:span text:style-name="T7">Disnea, falta de aire, respiración difícil o trabajosa</text:span></text:p>
        </text:list-item>
        <text:list-item>
          <text:p text:style-name="P52"><text:span text:style-name="T7">Taquipnea; frecuencia respiratoria rápida</text:span></text:p>
        </text:list-item>
        <text:list-item>
          <text:p text:style-name="P52"><text:span text:style-name="T7">Necesidad de Oxígeno</text:span></text:p>
        </text:list-item>
        <text:list-item>
          <text:p text:style-name="P52"><text:span text:style-name="T7">Incapacidad para realizar ciertas tareas en casa</text:span></text:p>
        </text:list-item>
        <text:list-item>
          <text:p text:style-name="P52"><text:span text:style-name="T7">Incapacidad para subir escaleras</text:span></text:p>
        </text:list-item>
        <text:list-item>
          <text:p text:style-name="P52"><text:span text:style-name="T7">Incapacidad para caminar</text:span></text:p>
        </text:list-item>
        <text:list-item>
          <text:p text:style-name="P52"><text:span text:style-name="T7">Dificultad para cuidarse a sí mismo</text:span></text:p>
        </text:list-item>
        <text:list-item>
          <text:p text:style-name="P52"><text:span text:style-name="T7">Ansiedad o pánico</text:span></text:p>
        </text:list-item>
      </text:list>
      <text:p text:style-name="P25"/>
      <text:p text:style-name="P37"><text:span text:style-name="T7">Hoy en día, los nuevos tratamientos y avances en la investigación están dando una nueva esperanza a las personas afectadas por esta enfermedad. Estudios clínicos se están estudiando para evaluar la eficacia en la mejora de las complicaciones en pacientes con EPOC, a través del uso de Células Madre. Estos procedimientos pueden ayudar a los pacientes que no responden al tratamiento típico de drogas.</text:span></text:p>
      <text:p text:style-name="P25"/>
      <text:p text:style-name="No_20_Spacing"><text:span text:style-name="T1">¿Cómo podrían ayudar las Células Madre en la EPOC? </text:span></text:p>
      <text:p text:style-name="P37"><text:span text:style-name="T7">En la actualidad, las condiciones autoinmunes se tratan con agentes inmunosupresores como los esteroides, el metotrexate, ciclosporina, oro, y, más recientemente, infliximab (Remicade). A pesar de la inducción de mejora temporal, estos enfoques tienen la posibilidad de a largo plazo efectos negativos, así como la necesidad de un tratamiento de por vida.</text:span></text:p>
      <text:p text:style-name="P25"/>
      <text:p text:style-name="P37"><text:span text:style-name="T7">La terapia de Células Madre provenientes del tejido adiposo y/o médula ósea, ofrece una nueva alternativa de tratamiento para ayudar a controlar las complicaciones de la EPOC. Las Células Madre obtenidas de un paciente tienen el potencial para reemplazar un sinnúmero de células del cuerpo, incluido el tejido pulmonar. Estas Células Madre producen regeneración de nuevas células. La investigación actual en la terapia con Células Madre adultas ha demostrado que la restauración de las células dañadas a través de este tratamiento es posible. Este avance en la medicina regenerativa, aporta </text:span><text:soft-page-break/><text:span text:style-name="T7">una luz de esperanza en los que luchan contra esta enfermedad degenerativa. Los cambios se han visto en los siguientes síntomas después del tratamiento:</text:span></text:p>
      <text:list xml:id="list7620968" text:style-name="WWNum15">
        <text:list-item>
          <text:p text:style-name="P53"><text:span text:style-name="T7">La reducción de disnea (respiración difícil o trabajosa)</text:span></text:p>
        </text:list-item>
        <text:list-item>
          <text:p text:style-name="P53"><text:span text:style-name="T7">Aumento de energía</text:span></text:p>
        </text:list-item>
        <text:list-item>
          <text:p text:style-name="P53"><text:span text:style-name="T7">Aumento capacidad de caminar solo</text:span></text:p>
        </text:list-item>
        <text:list-item>
          <text:p text:style-name="P53"><text:span text:style-name="T7">Aumento capacidad para realizar las tareas diarias</text:span></text:p>
        </text:list-item>
        <text:list-item>
          <text:p text:style-name="P53"><text:span text:style-name="T7">Reducción de la dependencia de oxígeno suplementario</text:span></text:p>
        </text:list-item>
        <text:list-item>
          <text:p text:style-name="P53"><text:span text:style-name="T7">Mejoras en los patrones de sueño</text:span></text:p>
        </text:list-item>
        <text:list-item>
          <text:p text:style-name="P53"><text:span text:style-name="T7">Estado de ánimo</text:span></text:p>
        </text:list-item>
      </text:list>
      <text:p text:style-name="P25"/>
      <text:p text:style-name="No_20_Spacing"><text:span text:style-name="T1">¿Cómo se administran las Células Madre para la EPOC?</text:span></text:p>
      <text:p text:style-name="P37"><text:span text:style-name="T7">Como tratamiento potencial para la EPOC, hemos encontrado que las mejores formas en que las Células Madre pueden ser administradas de manera conjunta son:</text:span></text:p>
      <text:p text:style-name="P25"/>
      <text:p text:style-name="No_20_Spacing"><text:span text:style-name="T1">Vía Intravenosa: </text:span></text:p>
      <text:p text:style-name="P37"><text:span text:style-name="T7">Las Células Madre se aplican en un suero que será administrado al paciente vía intravenosa. </text:span></text:p>
      <text:p text:style-name="P25"/>
      <text:p text:style-name="No_20_Spacing"><text:span text:style-name="T1">Nebulización: </text:span></text:p>
      <text:p text:style-name="P37"><text:span text:style-name="T7">Un proceso en el que las Células Madre se administran mediante vaporización a través de la vía respiratoria, y al ser inhaladas por el paciente van directamente a los pulmones.</text:span></text:p>
      <text:p text:style-name="P25"/>
      <text:p text:style-name="P37"><text:span text:style-name="T1">¿Deberíamos estar investigando las Células Madre?</text:span></text:p>
      <text:p text:style-name="P37"><text:span text:style-name="T7">Sí. Científicos de todo el mundo creen que hay suficiente evidencia para sugerir que las Células Madre tienen un potencial real como una terapia para la EPOC. Esta evidencia proviene de la investigación en animales y ciertos ensayos clínicos. Ellos creen que ha llegado el momento de un esfuerzo concertado.</text:span></text:p>
      <text:p text:style-name="P25"/>
      <text:p text:style-name="P37"><text:span text:style-name="T1">¿Están las Células Madre aprobadas por la FDA para el tratamiento de la EPOC?</text:span></text:p>
      <text:p text:style-name="P37"><text:span text:style-name="T7">No. En este momento no están aprobadas las terapias con Células Madre para la enfermedad de la EPOC. Todas las terapias con Células Madre para la enfermedad de la EPOC son actualmente terapias en fase "experimental". Esto significa, que la FDA no sabe si las Células Madre son eficaces para las personas con enfermedad de EPOC.</text:span></text:p>
      <text:p text:style-name="P25"/>
      <text:p text:style-name="P37"><text:span text:style-name="T1">¿Qué tan efectivas pueden ser las Células Madre?</text:span></text:p>
      <text:p text:style-name="P37"><text:span text:style-name="T7">Uno de nuestros objetivos, a través de nuestros estudios con Células Madre, es entender lo que es una terapia de Células Madre, en particular lo que puede ser capaz de lograr. Por ejemplo, ¿tiene el potencial de frenar la progresión de la enfermedad, en sustitución de las células dañadas, o, ambas?</text:span></text:p>
      <text:p text:style-name="P37"><text:span text:style-name="T7">Con este objetivo en mente, seguimos estudiando estas enfermedades y el efecto completo de la terapia de Células Madre para cada enfermedad. Como anécdota, estos resultados han sido positivos, pero, se requiere más investigaciones y desarrollo de protocolos para determinar la eficacia exacta de estas terapias.</text:span></text:p>
      <text:p text:style-name="P30"/>
      <text:p text:style-name="P37"><text:span text:style-name="T1">He recibido un trasplante de Células Madre, ¿cuánto tiempo tardarán en funcionar?</text:span></text:p>
      <text:p text:style-name="P37"><text:span text:style-name="T7">Después de que las Células Madre se han administrado en el cuerpo, éstas van a ir al lugar que necesita ser reparado (por ejemplo, órgano afectado o injuria tisular) y, </text:span><text:soft-page-break/><text:span text:style-name="T7">luego observamos los cambios. Este proceso toma tiempo y, aunque es difícil predecir exactamente cuánto tiempo, lo más probable es que va a tomar varias semanas o meses, en promedio, para ver el efecto completo deseado.</text:span></text:p>
      <text:p text:style-name="P25"/>
      <text:p text:style-name="P37"><text:span text:style-name="T1">¿Podría repetirse una terapia con Células Madre?</text:span></text:p>
      <text:p text:style-name="P37"><text:span text:style-name="T7">Sí, una terapia con Células Madre se puede repetir. Los estudios actuales indican la fuerte posibilidad de un efecto acumulativo de múltiples terapias con Células Madre de un paciente recibió para su condición. Estudios a largo plazo intentarán entender mejor esto en detalle.</text:span></text:p>
      <text:p text:style-name="P61"/>
      <text:p text:style-name="P61"/>
      <text:p text:style-name="P61"/>
      <text:p text:style-name="P61"/>
      <text:p text:style-name="P61"/>
      <text:p text:style-name="P61"/>
      <text:p text:style-name="No_20_Spacing"><text:span text:style-name="T13">Esclerosis Múltiple</text:span></text:p>
      <text:p text:style-name="No_20_Spacing"><text:span text:style-name="T1">¿Qué es la Esclerosis Múltiple?</text:span></text:p>
      <text:p text:style-name="P37"><text:span text:style-name="T7">La Esclerosis Múltiple (EM) es una enfermedad autoinmune. El sistema inmunitario del cuerpo es atacado por error y, posteriormente, produce deterioro y daños a la "vaina de mielina" protección de las células nerviosas en el cerebro y la médula espinal. Este daño hace que los mensajes hacia y desde el cerebro sean más lentos, distorsionados, o, se detienen por completo. Esto es lo que lleva a los síntomas de la EM.</text:span></text:p>
      <text:p text:style-name="P37"><text:span text:style-name="T7"><text:line-break/>La Esclerosis Múltiple se produce cuando el sistema de defensa del cuerpo ataca a la mielina, la sustancia grasa que rodea y protege las fibras nerviosas en el sistema nervioso central. Las fibras nerviosas también pueden ser dañadas. La mielina dañada, forma tejido cicatricial (esclerosis), que da a la enfermedad su nombre. Cuando cualquier parte de la fibra de vaina de mielina del nervio es dañada o destruida, los impulsos nerviosos que viajan hacia y desde el cerebro y la médula espinal se distorsionan o interrumpen, desencadenando un abanico de sintomatología.</text:span></text:p>
      <text:p text:style-name="No_20_Spacing"><text:span text:style-name="T7"> </text:span></text:p>
      <text:p text:style-name="P37"><text:span text:style-name="T7">Se cree que el daño a la vaina de mielina de causar recaídas, en la patología. En estos ataques, los síntomas aparecen y duran desde 24 horas hasta varios meses. Con el tiempo, si las fibras nerviosas a sí mismos son dañados, o destruido por completo, esto puede llevar a la "progresión" de la EM y por consiguiente, discapacidad.</text:span></text:p>
      <text:p text:style-name="P25"/>
      <text:p text:style-name="P37"><text:span text:style-name="T1">¿Cuáles son los principales tipos de Esclerosis Múltiple?</text:span></text:p>
      <text:list xml:id="list2917464799" text:style-name="WWNum20">
        <text:list-item>
          <text:p text:style-name="P38"><text:span text:style-name="T1">EM remitente-recidivante ( EMRR ):</text:span></text:p>
        </text:list-item>
      </text:list>
      <text:p text:style-name="P37"><text:span text:style-name="T7">Los períodos de crisis agudas con empeoramiento de los síntomas seguidos de una recuperación completa o parcial ( remisión). Alrededor del 85% de las personas con MS son diagnosticadas con EMRR .</text:span></text:p>
      <text:p text:style-name="P26"/>
      <text:list xml:id="list95855342518557" text:continue-numbering="true" text:style-name="WWNum20">
        <text:list-item>
          <text:p text:style-name="P54"><text:span text:style-name="T1">EM secundaria progresiva ( EMSP ) :</text:span></text:p>
        </text:list-item>
      </text:list>
      <text:p text:style-name="P37"><text:span text:style-name="T7">Después de un período inicial de EM remitente-recidivante , muchas personas desarrollan EM secundaria progresiva . Este se caracteriza por una acumulación gradual de la discapacidad , ya sea con o sin recaídas ( SPMS recaída o no recurrente SPMS ).</text:span></text:p>
      <text:p text:style-name="P26"/>
      <text:list xml:id="list95855550742758" text:continue-numbering="true" text:style-name="WWNum20">
        <text:list-item>
          <text:p text:style-name="P54"><text:span text:style-name="T1">EM progresiva primaria ( EMPP ) :</text:span></text:p>
        </text:list-item>
      </text:list>
      <text:p text:style-name="P37"><text:soft-page-break/><text:span text:style-name="T7">Una acumulación gradual de la discapacidad desde el principio , sin períodos distintos de recaída y remisión. Alrededor de 10 a 15 por ciento de las personas diagnosticadas tienen esta forma de EM.<text:line-break/></text:span></text:p>
      <text:list xml:id="list95855425443522" text:continue-numbering="true" text:style-name="WWNum20">
        <text:list-item>
          <text:p text:style-name="P54"><text:span text:style-name="T1">Progresista - recidivante MS:</text:span></text:p>
        </text:list-item>
      </text:list>
      <text:p text:style-name="P37"><text:span text:style-name="T7">En este relativamente raro curso de la EM ( 5 %) , las personas experimentan un empeoramiento constante de la enfermedad desde el principio, pero con ataques claros de empeoramiento de la función neurológica en el camino. Se puede o no experimentar cierta recuperación tras estas recaídas, pero la enfermedad sigue avanzando sin remisiones.</text:span></text:p>
      <text:p text:style-name="P25"/>
      <text:p text:style-name="No_20_Spacing"><text:span text:style-name="T1">¿Cuáles son los síntomas de la EM?</text:span></text:p>
      <text:list xml:id="list95854316573588" text:continue-numbering="true" text:style-name="WWNum20">
        <text:list-item>
          <text:p text:style-name="P66"><text:span text:style-name="T7">Fatiga</text:span></text:p>
        </text:list-item>
        <text:list-item>
          <text:p text:style-name="P66"><text:span text:style-name="T7">Hormigueo</text:span></text:p>
        </text:list-item>
        <text:list-item>
          <text:p text:style-name="P66"><text:span text:style-name="T7">Dolor</text:span></text:p>
        </text:list-item>
        <text:list-item>
          <text:p text:style-name="P66"><text:span text:style-name="T7">Entumecimiento</text:span></text:p>
        </text:list-item>
        <text:list-item>
          <text:p text:style-name="P66"><text:span text:style-name="T7">Problemas con el equilibrio y para caminar</text:span></text:p>
        </text:list-item>
        <text:list-item>
          <text:p text:style-name="P66"><text:span text:style-name="T7">Cambios en la visión</text:span></text:p>
        </text:list-item>
        <text:list-item>
          <text:p text:style-name="P66"><text:span text:style-name="T7">Depresión</text:span></text:p>
        </text:list-item>
        <text:list-item>
          <text:p text:style-name="P66"><text:span text:style-name="T7">Cambios emocionales</text:span></text:p>
        </text:list-item>
        <text:list-item>
          <text:p text:style-name="P66"><text:span text:style-name="T7">Deterioro del pensamiento</text:span></text:p>
        </text:list-item>
        <text:list-item>
          <text:p text:style-name="P66"><text:span text:style-name="T7">Falta de coordinación muscular</text:span></text:p>
        </text:list-item>
        <text:list-item>
          <text:p text:style-name="P66"><text:span text:style-name="T7">Problemas sexuales</text:span></text:p>
        </text:list-item>
        <text:list-item>
          <text:p text:style-name="P66"><text:span text:style-name="T7">Dificultad en el habla</text:span></text:p>
        </text:list-item>
        <text:list-item>
          <text:p text:style-name="P66"><text:span text:style-name="T7">Problemas de la vejiga y de los intestinos</text:span></text:p>
        </text:list-item>
      </text:list>
      <text:p text:style-name="P25"/>
      <text:p text:style-name="P37"><text:span text:style-name="T1">¿Cómo podrían ayudar las Células Madre en la EM?</text:span></text:p>
      <text:p text:style-name="P37"><text:span text:style-name="T7">Por lo que sabemos, hasta el momento de las Células Madre y la EM, hay dos formas principales de que los posibles tratamientos para la enfermedad, pueden ser desarrolladas:</text:span></text:p>
      <text:p text:style-name="P26"/>
      <text:list xml:id="list366574492" text:style-name="WWNum21">
        <text:list-item>
          <text:p text:style-name="P39"><text:span text:style-name="T7">Inmunomodulación: La prevención del daño inmunológico en el sistema nervioso</text:span></text:p>
        </text:list-item>
        <text:list-item>
          <text:p text:style-name="P39"><text:span text:style-name="T7">Remielinización: La reparación de la vaina de mielina que ya ha sido dañado</text:span></text:p>
        </text:list-item>
      </text:list>
      <text:p text:style-name="P37"><text:span text:style-name="T7">Ambas están consideradas como terapias neuroprotectoras, porque su objetivo es proteger a las fibras nerviosas dentro de la vaina de mielina.</text:span></text:p>
      <text:p text:style-name="P37"><text:span text:style-name="T7"><text:line-break/>Dado que la EM es una enfermedad neurodegenerativa, y su característica más destacada es el daño que la enfermedad causa a nivel del sistema nervioso central (SNC), se espera que las Células Madre pudieran ser la clave para revertir el daño y/o propiciar la reparación de las células nerviosas dañadas.</text:span></text:p>
      <text:p text:style-name="P25"/>
      <text:p text:style-name="P37"><text:span text:style-name="T1">¿Cómo se administran las Células Madre para la EM?</text:span></text:p>
      <text:p text:style-name="P37"><text:span text:style-name="T7">Como tratamiento potencial para las EM, hemos encontrado que las mejores formas en que las Células Madre pueden ser administradas son:</text:span></text:p>
      <text:p text:style-name="No_20_Spacing"><text:span text:style-name="T7"><text:line-break/></text:span><text:span text:style-name="T1">Vía Intravenosa: </text:span></text:p>
      <text:p text:style-name="P37"><text:span text:style-name="T7">Las Células Madre se aplican en un suero que será administrado al paciente vía intravenosa. Es importante señalizar que antes de hacer esta aplicación se realiza un Protocolo de Remoción de Anticuerpos de la muestra.</text:span></text:p>
      <text:p text:style-name="P48"/>
      <text:p text:style-name="P37"><text:span text:style-name="T1">Inyecciones directa en la vejiga: </text:span></text:p>
      <text:p text:style-name="P37"><text:soft-page-break/><text:span text:style-name="T7">Se inyectan las Células Madre directamente en la vejiga con el objetivo de aliviar los problemas de incontinencia en pacientes.</text:span></text:p>
      <text:p text:style-name="P26"/>
      <text:p text:style-name="P37"><text:span text:style-name="T1">Inyecciones directas en la base de la columna vertebral: </text:span></text:p>
      <text:p text:style-name="P37"><text:span text:style-name="T7">Se inyectan las Células Madre directamente en las lesiones en la columna vertebral.</text:span></text:p>
      <text:p text:style-name="P26"/>
      <text:p text:style-name="P37"><text:span text:style-name="T1">Inyecciones directas: </text:span></text:p>
      <text:p text:style-name="P37"><text:span text:style-name="T7">Se inyectan las Células Madre directamente en el sitio que necesita ser reparado. Es decir, los músculos y tendones.</text:span></text:p>
      <text:p text:style-name="P26"/>
      <text:p text:style-name="P37"><text:span text:style-name="T1">¿Son las Células Madre una terapia aprobada por la FDA para la EM?</text:span></text:p>
      <text:p text:style-name="P37"><text:span text:style-name="T7">No. En este momento no hay ninguna aprobación de la FDA en las terapias con Células Madre para la Esclerosis Múltiple. Todas las terapias con Células Madre para la enfermedad son actualmente terapias "experimentales". <text:s/>Esto significa que la FDA no sabe si las Células Madre son eficaces para las personas con enfermedad de la EM. La única manera de determinar la eficacia de la terapia de Células Madre es realizando el protocolo de procedimiento.</text:span></text:p>
      <text:p text:style-name="P26"/>
      <text:p text:style-name="P26"/>
      <text:p text:style-name="P26"/>
      <text:p text:style-name="P26"/>
      <text:p text:style-name="P37"><text:span text:style-name="T1">¿Qué tan efectivas pueden ser las Células Madre?</text:span></text:p>
      <text:p text:style-name="P37"><text:span text:style-name="T7">Uno de nuestros objetivos, a través de nuestros estudios con Células Madre, es comprender que es la terapia de Células Madre en particular, lo que puede lograrse. Por ejemplo, ¿tiene el potencial de frenar la progresión de la enfermedad, en sustitución de las células dañadas, o, ambas?</text:span></text:p>
      <text:p text:style-name="P37"><text:span text:style-name="T7">Con este objetivo, seguimos estudiando estas enfermedades y el efecto completo de la terapia de Células Madre para cada patología o trastorno. Como dato, estos resultados han sido muy positivos, pero hay más cosas que hay que hacer para determinar la eficacia exacta de estas terapias.</text:span></text:p>
      <text:p text:style-name="P31"/>
      <text:p text:style-name="P37"><text:span text:style-name="T1">He recibido un trasplante de Células Madre, ¿cuánto tiempo tardarán en funcionar?</text:span></text:p>
      <text:p text:style-name="P37"><text:span text:style-name="T7">Después que las Células Madre se han administrado, éstas van a ir al órgano o tejido que necesita ser reparado <text:s/>y luego analizaremos los cambios efectuados. Este proceso toma tiempo y, aunque es difícil predecir exactamente cuánto tiempo, lo más probable es que va a tomar varias semanas o meses, en promedio, para ver los resultados.</text:span></text:p>
      <text:p text:style-name="P26"/>
      <text:p text:style-name="P37"><text:span text:style-name="T1">¿Podría repetirse una terapia con Células Madre?</text:span></text:p>
      <text:p text:style-name="P37"><text:span text:style-name="T7">Sí, una terapia con Células Madre se puede repetir. Los Estudios actuales, indican la fuerte posibilidad de un efecto acumulativo de múltiples terapias con Células Madre de un paciente, para una condición especifica.</text:span></text:p>
      <text:p text:style-name="P26"/>
      <text:p text:style-name="P26"/>
      <text:p text:style-name="P37"><text:span text:style-name="T13">Osteoartritis</text:span></text:p>
      <text:p text:style-name="P37"><text:span text:style-name="T1">¿Qué es la Osteoartritis?</text:span></text:p>
      <text:p text:style-name="P37"><text:span text:style-name="T7">La Artrosis o enfermedad degenerativa de las articulaciones, es el tipo más común de Artritis. Con el tiempo, el cartílago puede desgastarse en algunas áreas, disminuyendo en gran medida su capacidad de actuar como un amortiguador. A medida que el cartílago se desgasta, los tendones y los ligamentos se estiran, causando dolor. En </text:span><text:soft-page-break/><text:span text:style-name="T7">casos avanzados, los huesos podrían rozar entre sí, causando aún más dolor y pérdida de movimiento.</text:span></text:p>
      <text:p text:style-name="P37"><text:span text:style-name="T7"><text:line-break/>La Osteoartritis es muy común en personas de mediana edad y mayores, y sus síntomas pueden ser desde muy leves a muy graves. Este trastorno, afecta con mayor frecuencia las manos y las articulaciones que soportan peso (como las rodillas, las caderas, los pies y los hombros), pero puede afectar a casi cualquier articulación del cuerpo.</text:span></text:p>
      <text:p text:style-name="P26"/>
      <text:p text:style-name="No_20_Spacing"><text:span text:style-name="T1">¿Cuáles son los síntomas de la Osteoartritis?</text:span></text:p>
      <text:list xml:id="list764203417" text:style-name="WWNum40">
        <text:list-item>
          <text:p text:style-name="P40"><text:span text:style-name="T7">Dolor: <text:s/>Las articulaciones pueden doler, o, el dolor agudo con ardor. Para algunas personas, el dolor puede ir y venir (recurrente). El dolor constante o dolor durante el sueño pueden ser una señal de que su artritis está empeorando.</text:span></text:p>
        </text:list-item>
        <text:list-item>
          <text:p text:style-name="P40"><text:span text:style-name="T7">Rigidez: Cuando usted tiene artritis, levantarse por la mañana puede ser difícil. Sus articulaciones pueden sentirse rígidas y chirriante por un corto tiempo, hasta que comienza a moverse, ejercitarse. </text:span></text:p>
        </text:list-item>
        <text:list-item>
          <text:p text:style-name="P40"><text:span text:style-name="T7">Debilidad muscular: Los músculos alrededor de la articulación pueden debilitarse . Esto sucede mucho con artritis en la rodilla.</text:span></text:p>
        </text:list-item>
        <text:list-item>
          <text:p text:style-name="P40"><text:span text:style-name="T7">Hinchazón: La Artritis puede causar inflamación en las articulaciones, haciendo que se sientan sensibilidad y dolor.</text:span></text:p>
        </text:list-item>
        <text:list-item>
          <text:p text:style-name="P40"><text:span text:style-name="T7">Articulaciones deformadas: Las articulaciones pueden comenzar a parecer de forma equivocada, especialmente cuando progresa el cuadro de la enfermedad.</text:span></text:p>
        </text:list-item>
        <text:list-item>
          <text:p text:style-name="P40"><text:span text:style-name="T7">Rango de movimiento y pérdida de uso de la articulación reducido: Como la artritis va progresando, es posible que no sea capaz de realizar movimientos de curvatura o extender las articulaciones. O puede tener incapacidad absoluta de movimiento.</text:span></text:p>
        </text:list-item>
      </text:list>
      <text:p text:style-name="P26"/>
      <text:p text:style-name="P37"><text:span text:style-name="T1">¿Cómo podrían ayudar las Células Madre en la Osteoartritis?</text:span></text:p>
      <text:p text:style-name="P37"><text:span text:style-name="T7">En la actualidad, la Osteoartritis es tratada con ejercicio, control de peso, el descanso y el cuidado de las articulaciones y, cirugía de reemplazo de articulaciones más comúnmente. Algunos de los medicamentos prescritos pueden variar <text:s/>fármacos anti-inflamatorios no esteroides, acetaminofén y los medicamentos para el dolor.</text:span></text:p>
      <text:p text:style-name="P26"/>
      <text:p text:style-name="P37"><text:span text:style-name="T7">A pesar de la inducción de mejora temporal, estos medicamentos no tratan la cuestión del daño que ya se ha hecho a la articulación. Además, la cirugía de reemplazo articular total es una terapia muy invasiva dentro de sí mismo.</text:span></text:p>
      <text:p text:style-name="P26"/>
      <text:p text:style-name="P37"><text:span text:style-name="T7">Estamos estudiando el efecto de la terapia de Células Madre mesenquimales adultas en pacientes con diagnóstico de Osteoartritis. Debido a que la Osteoartritis es causada por degeneración del cartílago. Se cree que terapia con Células Madre que se inyecta directamente en la articulación, puede ser capaz de diferenciarse, resultando en “nuevo” cartílago.</text:span></text:p>
      <text:p text:style-name="P26"/>
      <text:p text:style-name="P37"><text:span text:style-name="T1">¿Cómo se administran las Células Madre para la Osteoartritis?</text:span></text:p>
      <text:p text:style-name="P37"><text:span text:style-name="T7">Como tratamiento potencial para la Osteoatritis, hemos encontrado que la mejor forma en que las Células Madre pueden ser administradas es:</text:span></text:p>
      <text:p text:style-name="P26"/>
      <text:p text:style-name="No_20_Spacing"><text:span text:style-name="T1">Vía Intravenosa: </text:span></text:p>
      <text:p text:style-name="P37"><text:span text:style-name="T7">Las Células Madre se aplican en un suero que será administrado al paciente vía intravenosa. </text:span></text:p>
      <text:p text:style-name="P48"/>
      <text:p text:style-name="P37"><text:soft-page-break/><text:span text:style-name="T1">Inyecciones directa en las articulaciones: </text:span></text:p>
      <text:p text:style-name="P37"><text:span text:style-name="T7">Se inyectan las Células Madre directamente en las articulaciones.</text:span></text:p>
      <text:p text:style-name="P26"/>
      <text:p text:style-name="P26"/>
      <text:p text:style-name="P37"><text:span text:style-name="T1">¿Son las Células Madre una terapia aprobada por la FDA para la Osteoartritis?</text:span></text:p>
      <text:p text:style-name="P37"><text:span text:style-name="T7">No. En este momento no hay ninguna aprobación de la FDA en las terapias con Células Madre para la Osteoartritis. Todas las terapias con Células Madre para la Osteoartritis son actualmente terapias "experimentales". Esto significa que la FDA no sabe si las Células Madre son eficaces para las personas con Osteoartritis. La única manera de determinar la efectividad de la terapia con Células Madre es a través del tipo de estudios, evaluación de los protocolos y ensayos clínicos que se están realizando actualmente en los EE.UU.</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7"><text:span text:style-name="T13">Parkinson</text:span><text:span text:style-name="T11"> </text:span></text:p>
      <text:p text:style-name="P37"><text:span text:style-name="T1">¿Qué es la Enfermedad de Parkinson?<text:tab/></text:span></text:p>
      <text:p text:style-name="P37"><text:span text:style-name="T7">La Enfermedad de Parkinson (EP) se produce cuando hay un problema con ciertas células nerviosas en el cerebro. La enfermedad afecta la forma en que te mueves, la deambulación. </text:span></text:p>
      <text:p text:style-name="P26"/>
      <text:p text:style-name="P37"><text:span text:style-name="T7">Normalmente, este tipo de células nerviosas la elabora una importante sustancia química llamada Dopamina. Esta envía señales a la parte del cerebro que controla el movimiento. Esto permite que sus músculos se muevan sin alteración alguna. Cuando la persona tiene enfermedad Parkinson, estas células nerviosas <text:s/>no tiene suficiente Dopamina, por lo cual, hay <text:s/>dificultad para moverse en la forma en que desea. </text:span></text:p>
      <text:p text:style-name="P37"><text:span text:style-name="T7">El Parkinson es progresivo, lo que significa que empeora con el tiempo. Pero, por lo general esto sucede lentamente, durante un período de muchos años. Existen tratamientos que pueden ayudar al trastorno y mejorar la calidad de vida.</text:span></text:p>
      <text:p text:style-name="P26"/>
      <text:p text:style-name="P37"><text:span text:style-name="T1">¿Qué sucede en el organismo de las personas que sufren de Parkinson?</text:span></text:p>
      <text:p text:style-name="P37"><text:span text:style-name="T7">El diagnóstico de la EP depende de la presencia de uno o más de los cuatro síntomas motores más comunes de la enfermedad.</text:span></text:p>
      <text:p text:style-name="P26"/>
      <text:p text:style-name="P37"><text:span text:style-name="T1">Síntomas principales</text:span></text:p>
      <text:list xml:id="list3364152575" text:style-name="WWNum28">
        <text:list-item>
          <text:p text:style-name="P41"><text:span text:style-name="T1">Temblor de reposo:</text:span><text:span text:style-name="T7"> Temblor leve (agitación o movimiento oscilante) en la mano o el pie en un lado del cuerpo, o en la mandíbula o cara y suele aparecer cuando los músculos de una persona están relajados, o en reposo (cuando no realizan una acción).</text:span></text:p>
        </text:list-item>
        <text:list-item>
          <text:p text:style-name="P41"><text:soft-page-break/><text:span text:style-name="T1">Bradicinesia:</text:span><text:span text:style-name="T7"> O movimiento lento. Una reducción general del movimiento espontáneo, que puede dar la apariencia de quietud anormal y una disminución de la expresividad facial. Causa dificultad con los movimientos repetitivos y la realización de las funciones cotidianas , tales como abotonarse una camisa, utilizar cubiertos en la mesa o lavarse los dientes , caminando con pocas palabras, barajando medidas , afectan en los discursos ; más tranquilo y menos claro , babeo y el exceso de saliva resultando en los movimientos de deglución reducidas.</text:span></text:p>
        </text:list-item>
        <text:list-item>
          <text:p text:style-name="P41"><text:span text:style-name="T1">Rigidez:</text:span><text:span text:style-name="T7"> Falta de flexibilidad de las extremidades, cuello y tronco. El tono muscular de la extremidad afectada es siempre rígida y no se relaja, a veces contribuye a una disminución de la amplitud del movimiento. La rigidez puede ser incómodo o incluso doloroso e inhibe el balanceo de los brazos al caminar.</text:span></text:p>
        </text:list-item>
        <text:list-item>
          <text:p text:style-name="P41"><text:span text:style-name="T1">Inestabilidad postural:</text:span><text:span text:style-name="T7"> La inestabilidad postural (una tendencia a ser inestable al estar de pie en posición vertical) es causada por reflejos incontrolables necesarios para el mantenimiento de una postura erguida que puede causar dificultad particular al pivotar o hacer giros o movimientos rápidos. </text:span></text:p>
        </text:list-item>
        <text:list-item>
          <text:p text:style-name="P41"><text:span text:style-name="T1">Retropulsión:</text:span><text:span text:style-name="T7"> Una peligrosa tendencia a balancearse hacia atrás al levantarse de una silla, de pie o girando.</text:span></text:p>
        </text:list-item>
      </text:list>
      <text:p text:style-name="P25"/>
      <text:p text:style-name="P25"/>
      <text:p text:style-name="No_20_Spacing"><text:span text:style-name="T1">Síntomas secundarios</text:span></text:p>
      <text:list xml:id="list4020757405" text:style-name="WWNum37">
        <text:list-item>
          <text:p text:style-name="P42"><text:span text:style-name="T1">Congelación:</text:span><text:span text:style-name="T7"> Congelación de la marcha, el titubeo antes de dar un paseo adelante es una manifestación de la acinesia (pobreza de movimiento espontáneo). La sensación como si sus pies están pegados al suelo puede aumentar el riesgo de caer hacia adelante de una persona. Esto ocurre como resultado de la bradicinesia (movimiento lento ) e hipocinesia ( que se refieren al hecho de que , además de ser lentos, los movimientos son también más pequeños de lo deseado ) .</text:span></text:p>
        </text:list-item>
        <text:list-item>
          <text:p text:style-name="P42"><text:span text:style-name="T1">Expresión de Máscara</text:span><text:span text:style-name="T7">: Parecer menos expresivos que de costumbre es una manifestación de la acinesia (pobreza de movimiento espontáneo [por ejemplo, en la expresión facial).</text:span></text:p>
        </text:list-item>
        <text:list-item>
          <text:p text:style-name="P42"><text:span text:style-name="T1">Aceleraciones no deseadas</text:span><text:span text:style-name="T7">: Es la experiencia de los movimientos que están ocurriendo demasiado rápido, aceleración incontrolable en la marcha.</text:span></text:p>
        </text:list-item>
        <text:list-item>
          <text:p text:style-name="P42"><text:span text:style-name="T1">Postura encorvada:</text:span><text:span text:style-name="T7"> Una tendencia a inclinarse hacia adelante.</text:span></text:p>
        </text:list-item>
        <text:list-item>
          <text:p text:style-name="P42"><text:span text:style-name="T1">Distonía:</text:span><text:span text:style-name="T7"> Un trastorno neurológico del movimiento, en el que sufre contracciones musculares causan torceduras y movimientos repetitivos o posturas anormales.</text:span></text:p>
        </text:list-item>
        <text:list-item>
          <text:p text:style-name="P42"><text:span text:style-name="T1">Deterioro de la destreza motora fina y la coordinación motora:</text:span><text:span text:style-name="T7"> Abarcar las habilidades necesarias para controlar los músculos más pequeños del cuerpo por ejemplo escribir, tocar un instrumento, la expresión artística y el trabajo artesanal.</text:span></text:p>
        </text:list-item>
        <text:list-item>
          <text:p text:style-name="P42"><text:span text:style-name="T1">Deterioro de la coordinación motora gruesa:</text:span><text:span text:style-name="T7"> Habilidades requeridas con el fin de controlar los músculos grandes del cuerpo por ejemplo caminar, correr, sentarse, gatear, y otras actividades.</text:span></text:p>
        </text:list-item>
        <text:list-item>
          <text:p text:style-name="P42"><text:span text:style-name="T1">Problemas del habla: </text:span><text:span text:style-name="T7">Como la suavidad de la voz o dificultad en el habla causada por la falta de control muscular.</text:span></text:p>
        </text:list-item>
        <text:list-item>
          <text:p text:style-name="P42"><text:span text:style-name="T1">Dificultad para deglutir o Disfagia: </text:span><text:span text:style-name="T7">Cualquier dificultad o molestia al deglutir (tragar).</text:span></text:p>
        </text:list-item>
        <text:list-item>
          <text:p text:style-name="P42"><text:span text:style-name="T1">Disfunción sexual:</text:span><text:span text:style-name="T7"> Dificultad experimentada durante la actividad sexual, incluyendo el placer físico, el deseo, la preferencia , la excitación, el orgasmo.</text:span></text:p>
        </text:list-item>
        <text:list-item>
          <text:p text:style-name="P42"><text:span text:style-name="T1">Calambres:</text:span><text:span text:style-name="T7"> Sensaciones neuronales causadas ​​por la contracción muscular.</text:span></text:p>
        </text:list-item>
        <text:list-item>
          <text:p text:style-name="P42"><text:span text:style-name="T1">Babeo:</text:span><text:span text:style-name="T7"> O Sialorrea (el flujo de saliva fuera de la boca ) .</text:span></text:p>
        </text:list-item>
        <text:list-item>
          <text:p text:style-name="P42"><text:span text:style-name="T1">Acinesia:</text:span><text:span text:style-name="T7"> La pobreza de movimiento espontáneo .</text:span></text:p>
        </text:list-item>
        <text:list-item>
          <text:p text:style-name="P42"><text:span text:style-name="T1">Hipocinesia:</text:span><text:span text:style-name="T7"> Movimientos que son lentos, así como menor de lo deseado.</text:span></text:p>
        </text:list-item>
      </text:list>
      <text:p text:style-name="P26"><text:soft-page-break/></text:p>
      <text:p text:style-name="P37"><text:span text:style-name="T22">Sintomas secundarios-no motores</text:span></text:p>
      <text:p text:style-name="P37"><text:span text:style-name="T7">Muchos investigadores creen que los síntomas no motores pueden preceder a los síntomas motores en el diagnóstico de Parkinson. Los primeros síntomas más reconocibles son: </text:span></text:p>
      <text:list xml:id="list1628632100" text:style-name="WWNum35">
        <text:list-item>
          <text:p text:style-name="P68"><text:span text:style-name="T7">Anosmia: La pérdida del sentido del olfato </text:span></text:p>
        </text:list-item>
        <text:list-item>
          <text:p text:style-name="P68"><text:span text:style-name="T7">Disquecia: Estreñimiento </text:span></text:p>
        </text:list-item>
        <text:list-item>
          <text:p text:style-name="P68"><text:span text:style-name="T7">Trastorno del comportamiento REM: Parasomnia, un trastorno del sueño </text:span></text:p>
        </text:list-item>
        <text:list-item>
          <text:p text:style-name="P69"><text:span text:style-name="T7">Trastornos del estado de ánimo: Depresión, trastorno bipolar, trastorno distímico y trastorno ciclotímico. </text:span></text:p>
        </text:list-item>
        <text:list-item>
          <text:p text:style-name="P68"><text:span text:style-name="T7">Hipotensión ortostática: Caída súbita de la presión arterial al ponerse de pie </text:span></text:p>
        </text:list-item>
      </text:list>
      <text:p text:style-name="P25"/>
      <text:p text:style-name="No_20_Spacing"><text:span text:style-name="T1">Otros síntomas no motores </text:span></text:p>
      <text:list xml:id="list3244590802" text:style-name="WWNum39">
        <text:list-item>
          <text:p text:style-name="P55"><text:span text:style-name="T7">Salivación excesiva </text:span></text:p>
        </text:list-item>
        <text:list-item>
          <text:p text:style-name="P4"><text:span text:style-name="T7">Pérdida de peso </text:span></text:p>
        </text:list-item>
        <text:list-item>
          <text:p text:style-name="P4"><text:span text:style-name="T7">Aumento de peso </text:span></text:p>
        </text:list-item>
        <text:list-item>
          <text:p text:style-name="P4"><text:span text:style-name="T7">Problemas de visión </text:span></text:p>
        </text:list-item>
        <text:list-item>
          <text:p text:style-name="P4"><text:span text:style-name="T7">Problemas dentales </text:span></text:p>
        </text:list-item>
        <text:list-item>
          <text:p text:style-name="P4"><text:span text:style-name="T7">Fatiga </text:span></text:p>
        </text:list-item>
        <text:list-item>
          <text:p text:style-name="P4"><text:span text:style-name="T7">Miedo, ansiedad, depresión</text:span></text:p>
        </text:list-item>
        <text:list-item>
          <text:p text:style-name="P4"><text:span text:style-name="T7">Confusión </text:span></text:p>
        </text:list-item>
        <text:list-item>
          <text:p text:style-name="P4"><text:span text:style-name="T7">Demencia </text:span></text:p>
        </text:list-item>
        <text:list-item>
          <text:p text:style-name="P4"><text:span text:style-name="T7">Problemas de piel </text:span></text:p>
        </text:list-item>
        <text:list-item>
          <text:p text:style-name="P4"><text:span text:style-name="T7">Problemas cognitivos </text:span></text:p>
        </text:list-item>
        <text:list-item>
          <text:p text:style-name="P4"><text:span text:style-name="T7">Trastornos del sueño </text:span></text:p>
        </text:list-item>
        <text:list-item>
          <text:p text:style-name="P4"><text:span text:style-name="T7">Problemas de la vejiga problemas sexuales</text:span></text:p>
        </text:list-item>
      </text:list>
      <text:list xml:id="list714335020" text:style-name="WWNum5">
        <text:list-item>
          <text:list>
            <text:list-item>
              <text:p text:style-name="P28"/>
            </text:list-item>
          </text:list>
        </text:list-item>
      </text:list>
      <text:p text:style-name="P37"><text:span text:style-name="T1">¿Cómo podrían ayudar las Células Madre en la Enfermedad de Parkinson?</text:span></text:p>
      <text:p text:style-name="P37"><text:span text:style-name="T7">En la actualidad, la Enfermedad de Parkinson se trata con procedimientos quirúrgicos de estimulación cerebral profunda y medicamentos como la carbidopa-levodopa , agonistas de la Dopamina , inhibidores de la MAO B, catecol O-metiltransferasa (COMT) , inhibidores de anticolinérgicos y amantadina. Esta inducción provoca mejora temporal, no obstante, estos enfoques tienen a largo plazo efectos negativos debido a la inhibición no específica de las respuestas neuronales. Además, los tratamientos actuales no abordan la cuestión de los daños que ya han ocurrido en el cerebro. Se <text:s/>está estudiando el efecto de la terapia de Células Madre adultas en pacientes diagnosticados con la enfermedad de Parkinson. Debido a que la mayoría de las complicaciones en los pacientes con Parkinson están relacionadas con el fracaso de la neurona de Dopamina para hacer su trabajo, el tallo se está estudiando en la terapia celular para apuntar directamente estas neuronas. La esperanza es que, mediante la entrega de las Células Madre adultas directamente en el cerebro pueden o podrían diferenciarse en neuronas productoras de Dopamina resultando una disminución en la sintomatología.</text:span></text:p>
      <text:p text:style-name="P26"/>
      <text:p text:style-name="P37"><text:span text:style-name="T1">¿Cómo se administran las Células Madre en <text:s/>la enfermedad de Parkinson? </text:span></text:p>
      <text:p text:style-name="P37"><text:span text:style-name="T7">Como tratamiento potencial para la enfermedad de Parkinson, hemos encontrado que la mejor forma en que las Células Madre pueden ser administradas es:</text:span></text:p>
      <text:p text:style-name="P20"/>
      <text:p text:style-name="No_20_Spacing"><text:soft-page-break/><text:span text:style-name="T1">Vía Intravenosa: </text:span></text:p>
      <text:p text:style-name="P37"><text:span text:style-name="T7">Las Células Madre se aplican en un suero que será administrado al paciente vía intravenosa. Antes de hacer esta aplicación, se administra al paciente manitol para abrir la barrera hematoencefálica, permitiendo que las Células Madre lleguen al cerebro durante su aplicación.</text:span></text:p>
      <text:p text:style-name="P22"/>
      <text:p text:style-name="P37"><text:span text:style-name="T1">¿Son las Células Madre una terapia aprobada por la FDA para la enfermedad de Parkinson?</text:span></text:p>
      <text:p text:style-name="P37"><text:span text:style-name="T7">No. En este momento hay ninguna aprobación de la FDA en las terapias con Células Madre para la enfermedad de Parkinson. Todas las terapias con Células Madre para la enfermedad de Parkinson son actualmente terapias "experimentales". Esto significa que la FDA no sabe si las Células Madre son eficaces para las personas con este trastorno. La única manera de determinar la efectividad de la terapia con Células Madre es a través de estudios y ensayos clínicos que se están realizando actualmente en los EE.UU.</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6"/>
      <text:p text:style-name="P9"><text:span text:style-name="T3">USO </text:span><text:span text:style-name="T12">COSMETICO</text:span></text:p>
      <text:p text:style-name="P13"/>
      <text:p text:style-name="P37"><text:span text:style-name="T25">Pérdida de cabello</text:span></text:p>
      <text:p text:style-name="P37"><text:span text:style-name="T25">Rejuvenecimiento facial</text:span></text:p>
      <text:p text:style-name="No_20_Spacing"><text:span text:style-name="T25">Antienvejecimiento general “anti-aging”</text:span></text:p>
      <text:p text:style-name="P1"><text:span text:style-name="T28">Reconstrucción y aumento de busto</text:span></text:p>
      <text:p text:style-name="P1"><text:span text:style-name="T28">Reconstrucción y aumento de glúteos</text:span></text:p>
      <text:p text:style-name="P50"/>
      <text:p text:style-name="P10"/>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9"><text:span text:style-name="T12">USO ORTOPEDIA Y TRAUMATOLOGIA</text:span></text:p>
      <text:p text:style-name="P19"/>
      <text:p text:style-name="P37"><text:span text:style-name="T13">Artritis Reumatoide</text:span></text:p>
      <text:p text:style-name="P2"><text:span text:style-name="T34">¿Qué es la Artritis Reumatoide?</text:span></text:p>
      <text:p text:style-name="P2"><text:span text:style-name="T35">La Artritis Reumatoide (AR) es una enfermedad autoinmune que ataca los propios tejidos del cuerpo, especialmente la membrana sinovial, una membrana delgada que recubre las articulaciones. Como resultado del ataque, el líquido se acumula en las articulaciones, causando dolor en las articulaciones e inflamación.</text:span></text:p>
      <text:p text:style-name="P3"/>
      <text:p text:style-name="P2"><text:span text:style-name="T35">La Artritis Reumatoide (AR) es una enfermedad crónica, lo que significa que no se puede curar. Puede conducir a daño en las articulaciones a largo plazo, lo que resulta en dolor crónico, pérdida de la función y la discapacidad. La mayoría de las personas con AR experimentan intermitentes episodios de la enfermedad activa, llamados llamaradas. En algunas personas la enfermedad es continuamente activa y empeora con el tiempo. Otros disfrutan de largos periodos de remisión (no hay actividad de la enfermedad o síntoma en absoluto). La evidencia muestra que el diagnóstico precoz y el tratamiento agresivo para poner la enfermedad en remisión es el mejor medio de evitar la destrucción articular, daño de órganos y la discapacidad.</text:span></text:p>
      <text:p text:style-name="P3"/>
      <text:p text:style-name="No_20_Spacing"><text:span text:style-name="T1">¿Cuáles son los síntomas de la Artritis Reumatoide?</text:span></text:p>
      <text:p text:style-name="P2"><text:span text:style-name="T35">Los síntomas incluyen: </text:span></text:p>
      <text:p text:style-name="P3"/>
      <text:list xml:id="list3624385111" text:style-name="WWNum41">
        <text:list-item>
          <text:p text:style-name="P6"><text:span text:style-name="T35">Rigidez</text:span></text:p>
        </text:list-item>
        <text:list-item>
          <text:p text:style-name="P6"><text:span text:style-name="T35">Hinchazón</text:span></text:p>
        </text:list-item>
        <text:list-item>
          <text:p text:style-name="P6"><text:span text:style-name="T35">Dolor</text:span></text:p>
        </text:list-item>
        <text:list-item>
          <text:p text:style-name="P6"><text:span text:style-name="T35">Enrojecimiento y calor</text:span></text:p>
        </text:list-item>
        <text:list-item>
          <text:p text:style-name="P6"><text:span text:style-name="T35">Fatiga, malestar</text:span></text:p>
        </text:list-item>
        <text:list-item>
          <text:p text:style-name="P6"><text:span text:style-name="T35">Pérdida de apetito </text:span></text:p>
        </text:list-item>
        <text:list-item>
          <text:p text:style-name="P6"><text:span text:style-name="T35">Dolores musculares.</text:span></text:p>
        </text:list-item>
      </text:list>
      <text:p text:style-name="P3"/>
      <text:p text:style-name="P2"><text:span text:style-name="T34">¿Cómo podrían ayudar las Células Madre en la Artritis Reumatoide?</text:span></text:p>
      <text:p text:style-name="P2"><text:span text:style-name="T35">En la actualidad, la AR se trata con agentes inmunosupresores como los esteroides, el Metotrexate, ciclosporina, oro, y, más recientemente, infliximab (Remicade). A pesar de la inducción de mejora temporal, estos enfoques poseen a largo plazo efectos negativos debidos a la inhibición no específica de la respuesta inmune. Además, los tratamientos actuales no abordan la cuestión de los daños que ya ha ocurrido en las articulaciones o tejidos extraarticulares.</text:span></text:p>
      <text:p text:style-name="P2"><text:span text:style-name="T35"><text:line-break/>Se está estudiando el efecto de la terapia de Células Madre adultas en pacientes con diagnóstico de Artritis Reumatoide. Debido a las complicaciones de la Artritis Reumatoide, las terapias de Células Madre adultas se pueden orientar a las zonas inflamadas del cuerpo y producir agentes anti-inflamatorios. También se está estudiando la capacidad de las Células Madre para producir células T reguladoras, un tipo de célula inmunitaria que tiene la responsabilidad de regular el sistema inmunológico, manteniendo la tolerancia a los antígenos propios. Al diferenciar en </text:span><text:soft-page-break/><text:span text:style-name="T35">estos tipos de células sanas podría haber expectativas que las células mesenquimales adultas podrán abordar las complicaciones causadas por la Artritis Reumatoide.</text:span></text:p>
      <text:p text:style-name="P3"/>
      <text:p text:style-name="No_20_Spacing"><text:span text:style-name="T34">¿Cómo se administran las Células Madre para la Artritis Reumatoide?</text:span><text:span text:style-name="T1"> </text:span></text:p>
      <text:p text:style-name="P37"><text:span text:style-name="T7">Como tratamiento potencial para la Artritis Reumatoide, hemos encontrado que la mejor forma en que las Células Madre pueden ser administradas es:</text:span></text:p>
      <text:p text:style-name="P26"/>
      <text:p text:style-name="No_20_Spacing"><text:span text:style-name="T1">Vía Intravenosa: </text:span></text:p>
      <text:p text:style-name="P37"><text:span text:style-name="T7">Las Células Madre se aplican en un suero que será administrado al paciente vía intravenosa. </text:span></text:p>
      <text:p text:style-name="P22"/>
      <text:p text:style-name="P37"><text:span text:style-name="T1">Inyecciones directa en las articulaciones: </text:span></text:p>
      <text:p text:style-name="P37"><text:span text:style-name="T7">Se inyectan las Células Madre directamente en el sitio que necesita ser reparado, es decir, los músculos y tendones, a nivel articular.</text:span></text:p>
      <text:p text:style-name="P26"/>
      <text:p text:style-name="P37"><text:span text:style-name="T1">¿Son las Células Madre una terapia aprobada por la FDA para la Artritis Reumatoide? </text:span></text:p>
      <text:p text:style-name="P37"><text:span text:style-name="T7">No. En este momento, no existe aprobación de la FDA en las terapias con Células Madre para la Artritis Reumatoide. Todas las terapias con Células Madre para la Artritis Reumatoide son actualmente terapias "experimentales". Esto significa que la FDA no sabe si las Células Madre son eficaces para las personas con Artritis Reumatoide. La única manera de determinar la eficacia de la terapia de Células Madre.</text:span></text:p>
      <text:p text:style-name="P26"/>
      <text:p text:style-name="No_20_Spacing"><text:span text:style-name="T31">Artrosis de cadera</text:span></text:p>
      <text:p text:style-name="No_20_Spacing"><text:span text:style-name="T31">Ciática</text:span></text:p>
      <text:p text:style-name="No_20_Spacing"><text:span text:style-name="T31">Condromalacia</text:span></text:p>
      <text:p text:style-name="No_20_Spacing"><text:span text:style-name="T31">Codo de tenista</text:span></text:p>
      <text:p text:style-name="No_20_Spacing"><text:span text:style-name="T31">Desgarros musculares</text:span></text:p>
      <text:p text:style-name="No_20_Spacing"><text:span text:style-name="T31">Desgarros tendinosos</text:span></text:p>
      <text:p text:style-name="No_20_Spacing"><text:span text:style-name="T28">Fracturas</text:span></text:p>
      <text:p text:style-name="No_20_Spacing"><text:span text:style-name="T31">Hernias discales</text:span></text:p>
      <text:p text:style-name="No_20_Spacing"><text:span text:style-name="T31">Lesiones de ligamentos (esguinces)</text:span></text:p>
      <text:p text:style-name="No_20_Spacing"><text:span text:style-name="T28">Necrosis avascular</text:span></text:p>
      <text:p text:style-name="No_20_Spacing"><text:span text:style-name="T28">Reparación de cartílago</text:span></text:p>
      <text:p text:style-name="No_20_Spacing"><text:span text:style-name="T28">Regeneración del cordón espinal</text:span></text:p>
      <text:p text:style-name="No_20_Spacing"><text:span text:style-name="T28">Reparación músculo esquelética</text:span></text:p>
      <text:p text:style-name="No_20_Spacing"><text:span text:style-name="T31">Rotura del manguito rotador</text:span></text:p>
      <text:p text:style-name="No_20_Spacing"><text:span text:style-name="T31">Tendinitis</text:span></text:p>
      <text:p text:style-name="P10"/>
      <text:p text:style-name="No_20_Spacing"><text:span text:style-name="T12">TESTIMONIOS</text:span></text:p>
      <text:p text:style-name="No_20_Spacing"><text:span text:style-name="T24">Aquí van videos</text:span></text:p>
      <text:p text:style-name="P10"/>
      <text:p text:style-name="No_20_Spacing"><text:span text:style-name="T12">INSTALACIONES</text:span></text:p>
      <text:p text:style-name="No_20_Spacing"><text:span text:style-name="T24">Aquí va un video</text:span></text:p>
      <text:p text:style-name="P10"/>
      <text:p text:style-name="No_20_Spacing"><text:span text:style-name="T12">CONTACTENOS</text:span></text:p>
      <text:p text:style-name="No_20_Spacing"><text:span text:style-name="T7">Póngase en contacto con Stemprocell®</text:span></text:p>
      <text:p text:style-name="P25"/>
      <text:p text:style-name="No_20_Spacing"><text:span text:style-name="T7">Sólo debe llenar el siguiente formulario de contacto y nosotros nos comunicaremos con usted para responder a sus preguntas y proporcionarle la información solicitada.</text:span></text:p>
      <text:p text:style-name="No_20_Spacing"><text:soft-page-break/><text:span text:style-name="T7">Nombres: ___________________________________</text:span></text:p>
      <text:p text:style-name="No_20_Spacing"><text:span text:style-name="T7">Apellidos: ___________________________________</text:span></text:p>
      <text:p text:style-name="No_20_Spacing"><text:span text:style-name="T7">Correo Electrónico: ____________________________</text:span></text:p>
      <text:p text:style-name="No_20_Spacing"><text:span text:style-name="T7">Numero de teléfono: ____________________________</text:span></text:p>
      <text:p text:style-name="No_20_Spacing"><text:span text:style-name="T7">Estoy interesado en: _____________________________</text:span></text:p>
      <text:p text:style-name="No_20_Spacing"><text:span text:style-name="T7">Comentarios:_____________________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top="0in" fo:margin-bottom="0.139in" loext:contextual-spacing="false" fo:line-height="100%"/>
      <style:text-properties style:font-name="Times" fo:font-family="Times" style:font-family-generic="roman" style:font-pitch="variable" fo:font-size="24pt" fo:font-weight="bold" style:letter-kerning="true" style:font-size-asian="24pt" style:font-weight-asian="bold" style:font-size-complex="10pt"/>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line-height="100%" fo:keep-together="always" fo:keep-with-next="always"/>
      <style:text-properties fo:color="#5b9bd5" style:font-name="Calibri Light" fo:font-family="'Calibri Light'"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00%" fo:keep-together="always" fo:keep-with-next="always"/>
      <style:text-properties fo:color="#5b9bd5" style:font-name="Calibri Light" fo:font-family="'Calibri Light'" style:font-family-generic="roman" style:font-pitch="variable" fo:font-size="12pt" fo:font-weight="bold" style:font-name-asian="ＭＳ ゴシック" style:font-family-asian="'ＭＳ ゴシック'"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line-height="100%" fo:keep-together="always" fo:keep-with-next="always"/>
      <style:text-properties fo:color="#5b9bd5" style:font-name="Calibri Light" fo:font-family="'Calibri Light'" style:font-family-generic="roman" style:font-pitch="variable" fo:font-size="12pt" fo:font-style="italic" fo:font-weight="bold" style:font-name-asian="ＭＳ ゴシック" style:font-family-asian="'ＭＳ ゴシック'" style:font-family-generic-asian="system" style:font-pitch-asian="variable" style:font-size-asian="12pt" style:font-style-asian="italic" style:font-weight-asian="bold" style:font-name-complex="F" style:font-family-generic-complex="system" style:font-pitch-complex="variable" style:font-size-complex="12pt"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line-height="100%" fo:keep-together="always" fo:keep-with-next="always"/>
      <style:text-properties fo:color="#1f4e79"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F" style:font-family-generic-complex="system" style:font-pitch-complex="variable" style:font-size-complex="12pt"/>
    </style:style>
    <style:style style:name="HTML_20_Top_20_of_20_Form" style:display-name="HTML Top of Form" style:family="paragraph" style:parent-style-name="Standard" style:next-style-name="Standard" style:default-outline-level="">
      <style:paragraph-properties fo:margin-top="0in" fo:margin-bottom="0in" loext:contextual-spacing="false" fo:line-height="100%" fo:text-align="center" style:justify-single-word="false" fo:padding-left="0in" fo:padding-right="0in" fo:padding-top="0in" fo:padding-bottom="0.0138in" fo:border-left="none" fo:border-right="none" fo:border-top="none" fo:border-bottom="0.74pt solid #000000"/>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text:display="none"/>
    </style:style>
    <style:style style:name="translationsourcebutoons-toptext"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Bottom_20_of_20_Form" style:display-name="HTML Bottom of Form" style:family="paragraph" style:parent-style-name="Standard" style:next-style-name="Standard" style:default-outline-level="">
      <style:paragraph-properties fo:margin-top="0in" fo:margin-bottom="0in" loext:contextual-spacing="false" fo:line-height="100%" fo:text-align="center" style:justify-single-word="false" fo:padding-left="0in" fo:padding-right="0in" fo:padding-top="0.0138in" fo:padding-bottom="0in" fo:border-left="none" fo:border-right="none" fo:border-top="0.74pt solid #000000" fo:border-bottom="none"/>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text:display="non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white1" style:family="paragraph" style:parent-style-name="Standard" style:default-outline-level="">
      <style:paragraph-properties fo:margin-left="0.5209in" fo:margin-right="0.5209in" fo:margin-top="0in" fo:margin-bottom="0.1043in" loext:contextual-spacing="false" style:line-height-at-least="0.2083in" fo:text-indent="0in" style:auto-text-indent="false"/>
      <style:text-properties fo:color="#000000"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hps" style:family="text" style:parent-style-name="Default_20_Paragraph_20_Font"/>
    <style:style style:name="z-Principio_20_del_20_formulario_20_Car" style:display-name="z-Principio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text:display="non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z-Final_20_del_20_formulario_20_Car" style:display-name="z-Final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text:display="none"/>
    </style:style>
    <style:style style:name="short_5f_text" style:display-name="short_text" style:family="text" style:parent-style-name="Default_20_Paragraph_20_Font"/>
    <style:style style:name="atn" style:family="text" style:parent-style-name="Default_20_Paragraph_20_Font"/>
    <style:style style:name="long_5f_text" style:display-name="long_text" style:family="text" style:parent-style-name="Default_20_Paragraph_20_Fon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style:font-name="Times" fo:font-family="Times" style:font-family-generic="roman" style:font-pitch="variable" fo:font-size="24pt" fo:font-weight="bold" style:letter-kerning="true" style:font-size-asian="24pt" style:font-weight-asian="bold" style:font-size-complex="10pt"/>
    </style:style>
    <style:style style:name="Título_20_2_20_Car" style:display-name="Título 2 Car" style:family="text" style:parent-style-name="Default_20_Paragraph_20_Font">
      <style:text-properties fo:color="#5b9bd5" style:font-name="Calibri Light" fo:font-family="'Calibri Light'"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ítulo_20_3_20_Car" style:display-name="Título 3 Car" style:family="text" style:parent-style-name="Default_20_Paragraph_20_Font">
      <style:text-properties fo:color="#5b9bd5" style:font-name="Calibri Light" fo:font-family="'Calibri Light'" style:font-family-generic="roman" style:font-pitch="variable" fo:font-size="12pt" fo:font-weight="bold" style:font-name-asian="ＭＳ ゴシック" style:font-family-asian="'ＭＳ ゴシック'"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Título_20_4_20_Car" style:display-name="Título 4 Car" style:family="text" style:parent-style-name="Default_20_Paragraph_20_Font">
      <style:text-properties fo:color="#5b9bd5" style:font-name="Calibri Light" fo:font-family="'Calibri Light'" style:font-family-generic="roman" style:font-pitch="variable" fo:font-size="12pt" fo:font-style="italic" fo:font-weight="bold" style:font-name-asian="ＭＳ ゴシック" style:font-family-asian="'ＭＳ ゴシック'" style:font-family-generic-asian="system" style:font-pitch-asian="variable" style:font-size-asian="12pt" style:font-style-asian="italic" style:font-weight-asian="bold" style:font-name-complex="F" style:font-family-generic-complex="system" style:font-pitch-complex="variable" style:font-size-complex="12pt" style:font-style-complex="italic" style:font-weight-complex="bold"/>
    </style:style>
    <style:style style:name="Título_20_5_20_Car" style:display-name="Título 5 Car" style:family="text" style:parent-style-name="Default_20_Paragraph_20_Font">
      <style:text-properties fo:color="#1f4e79"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F" style:font-family-generic-complex="system" style:font-pitch-complex="variable" style:font-size-complex="12pt"/>
    </style:style>
    <style:style style:name="Strong" style:family="text" style:parent-style-name="Default_20_Paragraph_20_Font">
      <style:text-properties fo:font-weight="bold" style:font-weight-asian="bold"/>
    </style:style>
    <style:style style:name="page_20_number" style:display-name="page numbe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2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2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style:use-window-font-color="true" fo:font-size="12pt" fo:language="es" fo:country="ES" style:text-underline-style="none" style:font-size-asian="12pt" style:font-size-complex="12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7"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9"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0"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3"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4"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5"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6"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9"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0"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8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3"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4"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85"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6"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7"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88"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9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3"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3"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0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07"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08"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9"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25"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126"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ListLabel_20_12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12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5" text:style-name="ListLabel_20_12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6" text:style-name="ListLabel_20_13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ListLabel_20_131"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8" text:style-name="ListLabel_20_13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9" text:style-name="ListLabel_20_133"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134"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135"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ListLabel_20_13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13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5" text:style-name="ListLabel_20_13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6" text:style-name="ListLabel_20_139"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ListLabel_20_14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8" text:style-name="ListLabel_20_141"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9" text:style-name="ListLabel_20_14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P2" style:family="paragraph" style:parent-style-name="Footer">
      <style:paragraph-properties fo:padding="0in" fo:border="none"/>
    </style:style>
    <style:style style:name="MT1" style:family="text"/>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5909in" fo:margin-bottom="0.5in" fo:margin-left="0.5909in" fo:margin-right="0.590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909in" fo:margin-left="0in" fo:margin-right="0in" fo:margin-top="0.0516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27"><draw:text-box fo:min-height="0in" fo:min-width="0.0161in"><text:p text:style-name="MP2"><text:span text:style-name="page_20_number"><text:page-number text:select-page="current">28</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avila</meta:initial-creator>
    <dc:creator>Usuario de Microsoft Office</dc:creator>
    <meta:editing-cycles>37</meta:editing-cycles>
    <meta:print-date>2017-06-14T14:59:00</meta:print-date>
    <meta:creation-date>2017-02-21T21:38:00</meta:creation-date>
    <dc:date>2018-04-07T15:44:00</dc:date>
    <meta:editing-duration>PT4H28M</meta:editing-duration>
    <meta:generator>LibreOffice/6.1.0.3$Linux_X86_64 LibreOffice_project/10$Build-3</meta:generator>
    <meta:document-statistic meta:table-count="0" meta:image-count="0" meta:object-count="0" meta:page-count="28" meta:paragraph-count="516" meta:word-count="9794" meta:character-count="62249" meta:non-whitespace-character-count="53056"/>
    <meta:user-defined meta:name="AppVersion">15.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